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orphans="2" fo:widows="2"/>
      <style:text-properties style:font-name="DejaVu Serif" officeooo:paragraph-rsid="001f7735"/>
    </style:style>
    <style:style style:name="P2" style:family="paragraph" style:parent-style-name="Heading_20_2">
      <style:text-properties style:font-name="DejaVu Serif" officeooo:paragraph-rsid="001f7735"/>
    </style:style>
    <style:style style:name="P3" style:family="paragraph" style:parent-style-name="Heading_20_1">
      <style:text-properties style:font-name="DejaVu Serif" officeooo:paragraph-rsid="001f7735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f7735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f7735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22b4c6"/>
    </style:style>
    <style:style style:name="P7" style:family="paragraph" style:parent-style-name="Text_20_body">
      <style:text-properties style:font-name="DejaVu Serif"/>
    </style:style>
    <style:style style:name="P8" style:family="paragraph" style:parent-style-name="Text_20_body">
      <style:paragraph-properties fo:orphans="2" fo:widows="2"/>
      <style:text-properties style:font-name="DejaVu Serif" officeooo:paragraph-rsid="001f7735"/>
    </style:style>
    <style:style style:name="T1" style:family="text">
      <style:text-properties officeooo:rsid="002b227e"/>
    </style:style>
    <style:style style:name="T2" style:family="text">
      <style:text-properties officeooo:rsid="002c71b8"/>
    </style:style>
    <style:style style:name="T3" style:family="text">
      <style:text-properties officeooo:rsid="002d5940"/>
    </style:style>
    <style:style style:name="T4" style:family="text">
      <style:text-properties style:font-name="DejaVu Serif"/>
    </style:style>
    <style:style style:name="T5" style:family="text">
      <style:text-properties officeooo:rsid="001f7735"/>
    </style:style>
    <style:style style:name="T6" style:family="text">
      <style:text-properties officeooo:rsid="0021628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Jó </text:h>
      <text:section text:style-name="Sect1" text:name="Seção388">
        <text:h text:style-name="P1" text:outline-level="2">JÓ-[Capítulo <text:span text:style-name="T6">1</text:span>]</text:h>
        <text:p text:style-name="P8"><text:bookmark text:name="cap170"/>1 Havia um homem na terra de Uz, cujo nome era Jó. Era homem íntegro e reto, que temia a Deus e se desviava do mal.</text:p>
        <text:p text:style-name="P4">2 Nasceram-lhe sete filhos e três filhas.</text:p>
        <text:p text:style-name="P4">3 Possuía ele sete mil ovelhas, três mil camelos, quinhentas juntas de bois e quinhentas jumentas, tendo também muitíssima gente ao seu serviço; de modo que este homem era o maior de todos os do Oriente.</text:p>
        <text:p text:style-name="P7">4 Iam seus filhos à casa uns dos outros e faziam banquetes cada um por sua vez; e mandavam convidar as suas três irmãs para comerem e beberem com eles.</text:p>
        <text:p text:style-name="P4">5 E sucedia que, tendo decorrido o turno de dias de seus banquetes, enviava Jó e os santificava; e, levantando-se de madrugada, oferecia holocaustos segundo o número de todos eles; pois dizia Jó: Talvez meus filhos tenham pecado, e blasfemado de Deus no seu coração. Assim o fazia Jó continuamente.</text:p>
        <text:p text:style-name="P4">6 Ora, chegado o dia em que os filhos de Deus vieram apresentar-se perante Iavé, veio também Satanás entre eles.</text:p>
        <text:p text:style-name="P4">7 Iavé perguntou a Satanás: Donde vens? E Satanás respondeu a Iavé, dizendo: De rodear a terra, e de passear por ela.</text:p>
        <text:p text:style-name="P4">8 Iavé disse a Satanás: Notaste porventura o meu servo Jó, que ninguém há na terra semelhante a ele, homem íntegro e reto, que teme a Deus e se desvia do mal?</text:p>
        <text:p text:style-name="P4">9 Então respondeu Satanás a Iavé, e disse: Porventura Jó teme a Deus debalde?</text:p>
        <text:p text:style-name="P4">10 Não o tens protegido de todo lado a ele, a sua casa e a tudo quanto tem? Tens abençoado a obra de suas mãos, e os seus bens se multiplicam na terra.</text:p>
        <text:p text:style-name="P4">11 Mas estende agora a tua mão, e toca-lhe em tudo quanto tem, e ele blasfemará de ti na tua face!</text:p>
        <text:p text:style-name="P4">12 Ao que Iavé disse a Satanás: Eis que tudo o que ele tem está no teu poder; somente contra ele não estendas a tua mão. E Satanás saiu da presença d<text:span text:style-name="T5">e </text:span>Iavé.</text:p>
        <text:p text:style-name="P4">13 Certo dia, quando seus filhos e suas filhas comiam e bebiam vinho em casa do irmão mais velho,</text:p>
        <text:p text:style-name="P4">14 veio um mensageiro a Jó e lhe disse: Os bois lavravam, e as jumentas pasciam junto a eles;</text:p>
        <text:p text:style-name="P4">15 e deram sobre eles os sabeus, e os tomaram; mataram os moços ao fio da espada, e só eu escapei para trazer-te a nova.</text:p>
        <text:p text:style-name="P4">16 Enquanto este ainda falava, veio outro e disse: Fogo de Deus caiu do céu e queimou as ovelhas e os moços, e os consumiu; e so eu escapei para trazer-te a nova.</text:p>
        <text:p text:style-name="P4">17 Enquanto este ainda falava, veio outro e disse: Os caldeus, dividindo-se em três bandos, deram sobre os camelos e os tomaram; e mataram os moços ao fio da espada; e só eu escapei para trazer-te a nova.</text:p>
        <text:p text:style-name="P4">18 Enquanto este ainda falava, veio outro e disse: Teus filhos e tuas filhas estavam comendo e bebendo vinho em casa do irmão mais velho;</text:p>
        <text:p text:style-name="P4"><text:soft-page-break/>19 e eis que sobrevindo um grande vento de além do deserto, deu nos quatro cantos da casa, e ela caiu sobre os mancebos, de sorte que morreram; e só eu escapei para trazer-te a nova.</text:p>
        <text:p text:style-name="P4">20 Então Jó se levantou, rasgou o seu manto, rapou a sua cabeça e, lançando-se em terra, adorou;</text:p>
        <text:p text:style-name="P4">21 e disse: Nu saí do ventre de minha mãe, e nu tornarei para lá. Iavé deu, e Iavé tirou; bendito seja nome de Iavé.</text:p>
        <text:p text:style-name="P4">22 Em tudo isso Jó não pecou, nem atribuiu a Deus falta alguma.</text:p>
      </text:section>
      <text:section text:style-name="Sect1" text:name="Seção389">
        <text:h text:style-name="P2" text:outline-level="2"><text:bookmark text:name="cap280"/>JÓ-[Capítulo 2]</text:h>
        <text:p text:style-name="P4">1 Chegou outra vez o dia em que os filhos de Deus vieram apresentar-se perante Iavé; e veio também Satanás entre eles apresentar-se perante Iavé.</text:p>
        <text:p text:style-name="P4">2 Então Iavé perguntou a Satanás: Donde vens? Respondeu Satanás a Iavé, dizendo: De rodear a terra, e de passear por ela.</text:p>
        <text:p text:style-name="P4">3 Iavé disse a Satanás: Notaste porventura o meu servo Jó, que ninguém há na terra semelhante a ele, homem íntegro e reto, que teme a Deus e se desvia do mal? Ele ainda retém a sua integridade, embora me incitasses contra ele, para o consumir sem causa.</text:p>
        <text:p text:style-name="P4">4 Então Satanás respondeu a Iavé: Pele por pele! Tudo quanto o homem tem dará pela sua vida.</text:p>
        <text:p text:style-name="P4">5 Estende agora a mão, e toca-lhe nos ossos e na carne, e ele blasfemará de ti na tua face!</text:p>
        <text:p text:style-name="P4">6 Disse, pois, Iavé a Satanás: Eis que ele está no teu poder; somente poupa-lhe a vida.</text:p>
        <text:p text:style-name="P4">7 Saiu, pois, Satanás da presença de Iavé, e feriu Jó de úlceras malignas, desde a planta do pé até o alto da cabeça.</text:p>
        <text:p text:style-name="P4">8 E Jó, tomando um caco para com ele se raspar, sentou-se no meio da cinza.</text:p>
        <text:p text:style-name="P4">9 Então sua mulher lhe disse: Ainda reténs a tua integridade? Blasfema de Deus, e morre.</text:p>
        <text:p text:style-name="P4">10 Mas ele lhe disse: Como fala qualquer doida, assim falas tu; receberemos de Deus o bem, e não receberemos o mal? Em tudo isso não pecou Jó com os seus lábios.</text:p>
        <text:p text:style-name="P4">11 Ouvindo, pois, três amigos de Jó todo esse mal que lhe havia sucedido, vieram, cada um do seu lugar: Elifaz o temanita, Bildade o suíta e Zofar o naamatita; pois tinham combinado para virem condoer- se dele e consolá-lo.</text:p>
        <text:p text:style-name="P4">12 E, levantando de longe os olhos e não o reconhecendo, choraram em alta voz; e, rasgando cada um o seu manto, lançaram pó para o ar sobre as suas cabeças.</text:p>
        <text:p text:style-name="P4">13 E ficaram sentados com ele na terra sete dias e sete noites; e nenhum deles lhe dizia palavra alguma, pois viam que a dor era muito grande.</text:p>
      </text:section>
      <text:section text:style-name="Sect1" text:name="Seção390">
        <text:h text:style-name="P2" text:outline-level="2"><text:bookmark text:name="cap328"/>JÓ-[Capítulo 3]</text:h>
        <text:p text:style-name="P4">1 Depois disso abriu Jó a sua boca, e amaldiçoou o seu dia.</text:p>
        <text:p text:style-name="P4">2 E Jó falou, dizendo:</text:p>
        <text:p text:style-name="P4">3 Pereça o dia em que nasci, e a noite que se disse: Foi concebido um homem!</text:p>
        <text:p text:style-name="P4"><text:soft-page-break/>4 Converta-se aquele dia em trevas; e Deus, lá de cima, não tenha cuidado dele, nem resplandeça sobre ele a luz.</text:p>
        <text:p text:style-name="P4">5 Reclamem-no para si as trevas e a sombra da morte; habitem sobre ele nuvens; espante-o tudo o que escurece o dia.</text:p>
        <text:p text:style-name="P4">6 Quanto àquela noite, dela se apodere a escuridão; e não se regozije ela entre os dias do ano; e não entre no número dos meses.</text:p>
        <text:p text:style-name="P4">7 Ah! que estéril seja aquela noite, e nela não entre voz de regozijo.</text:p>
        <text:p text:style-name="P4">8 Amaldiçoem-na aqueles que amaldiçoam os dias, que são peritos em suscitar o leviatã.</text:p>
        <text:p text:style-name="P4">9 As estrelas da alva se lhe escureçam; espere ela em vão a luz, e não veja as pálpebras da manhã;</text:p>
        <text:p text:style-name="P4">10 porquanto não fechou as portas do ventre de minha mãe, nem escondeu dos meus olhos a aflição.</text:p>
        <text:p text:style-name="P4">11 Por que não morri ao nascer? por que não expirei ao vir à luz?</text:p>
        <text:p text:style-name="P4">12 Por que me receberam os joelhos? e por que os seios, para que eu mamasse?</text:p>
        <text:p text:style-name="P4">13 Pois agora eu estaria deitado e quieto; teria dormido e estaria em repouso,</text:p>
        <text:p text:style-name="P4">14 com os reis e conselheiros da terra, que reedificavam ruínas para si,</text:p>
        <text:p text:style-name="P4">15 ou com os príncipes que tinham ouro, que enchiam as suas casas de prata;</text:p>
        <text:p text:style-name="P4">16 ou, como aborto oculto, eu não teria existido, como as crianças que nunca viram a luz.</text:p>
        <text:p text:style-name="P4">17 Ali os ímpios cessam de perturbar; e ali repousam os cansados.</text:p>
        <text:p text:style-name="P4">18 Ali os presos descansam juntos, e não ouvem a voz do exator.</text:p>
        <text:p text:style-name="P4">19 O pequeno e o grande ali estão e o servo está livre de seu Iavé.</text:p>
        <text:p text:style-name="P4">20 Por que se concede luz ao aflito, e vida aos amargurados de alma;</text:p>
        <text:p text:style-name="P4">21 que anelam pela morte sem que ela venha, e cavam em procura dela mais do que de tesouros escondidos;</text:p>
        <text:p text:style-name="P4">22 que muito se regozijam e exultam, quando acham a sepultura?</text:p>
        <text:p text:style-name="P4">23 Sim, por que se concede luz ao homem cujo caminho está escondido, e a quem Deus cercou de todos os lados?</text:p>
        <text:p text:style-name="P4">24 Pois em lugar de meu pão vem o meu suspiro, e os meus gemidos se derramam como água.</text:p>
        <text:p text:style-name="P4">25 Porque aquilo que temo me sobrevém, e o que receio me acontece.</text:p>
        <text:p text:style-name="P4">26 Não tenho repouso, nem sossego, nem descanso; mas vem a perturbação.</text:p>
      </text:section>
      <text:section text:style-name="Sect1" text:name="Seção391">
        <text:h text:style-name="P2" text:outline-level="2"><text:bookmark text:name="cap413"/>JÓ-[Capítulo 4]</text:h>
        <text:p text:style-name="P4">1 Então respondeu Elifaz, o temanita, e disse:</text:p>
        <text:p text:style-name="P4">2 Se alguém intentar falar-te, enfadarte-ás? Mas quem poderá conter as palavras?</text:p>
        <text:p text:style-name="P4">3 Eis que tens ensinado a muitos, e tens fortalecido as mãos fracas.</text:p>
        <text:p text:style-name="P4">4 As tuas palavras têm sustentado aos que cambaleavam, e os joelhos desfalecentes tens fortalecido.</text:p>
        <text:p text:style-name="P4">5 Mas agora que se trata de ti, te enfadas; e, tocando-te a ti, te desanimas.</text:p>
        <text:p text:style-name="P4"><text:soft-page-break/>6 Porventura não está a tua confiança no teu temor de Deus, e a tua esperança na integridade dos teus caminhos?</text:p>
        <text:p text:style-name="P4">7 Lembra-te agora disto: qual o inocente que jamais pereceu? E onde foram os retos destruídos?</text:p>
        <text:p text:style-name="P4">8 Conforme tenho visto, os que lavram iniquidade e semeiam o mal segam o mesmo.</text:p>
        <text:p text:style-name="P4">9 Pelo sopro de Deus perecem, e pela rajada da sua ira são consumidos.</text:p>
        <text:p text:style-name="P4">10 Cessa o rugido do leão, e a voz do leão feroz; os dentes dos leõezinhos se quebram.</text:p>
        <text:p text:style-name="P4">11 Perece o leão velho por falta de presa, e os filhotes da leoa andam dispersos.</text:p>
        <text:p text:style-name="P4">12 Ora, uma palavra se me disse em segredo, e os meus ouvidos perceberam um sussurro dela.</text:p>
        <text:p text:style-name="P4">13 Entre pensamentos nascidos de visões noturnas, quando cai sobre os homens o sono profundo,</text:p>
        <text:p text:style-name="P4">14 sobrevieram-me o espanto e o tremor, que fizeram estremecer todos os meus ossos.</text:p>
        <text:p text:style-name="P4">15 Então um espírito passou por diante de mim; arrepiaram-se os cabelos do meu corpo.</text:p>
        <text:p text:style-name="P4">16 Parou ele, mas não pude discernir a sua aparencia; um vulto estava diante dos meus olhos; houve silêncio, então ouvi uma voz que dizia:</text:p>
        <text:p text:style-name="P4">17 Pode o homem mortal ser justo diante de Deus? Pode o varão ser puro diante do seu Criador?</text:p>
        <text:p text:style-name="P4">18 Eis que Deus não confia nos seus servos, e até a seus anjos atribui loucura;</text:p>
        <text:p text:style-name="P4">19 quanto mais aos que habitam em casas de lodo, cujo fundamento está no pó, e que são esmagados pela traça!</text:p>
        <text:p text:style-name="P4">20 Entre a manhã e a tarde são destruidos; perecem para sempre sem que disso se faça caso.</text:p>
        <text:p text:style-name="P4">21 Se dentro deles é arrancada a corda da sua tenda, porventura não morrem, e isso sem atingir a sabedoria?</text:p>
      </text:section>
      <text:section text:style-name="Sect1" text:name="Seção392">
        <text:h text:style-name="P2" text:outline-level="2"><text:bookmark text:name="cap512"/>JÓ-[Capítulo 5]</text:h>
        <text:p text:style-name="P4">1 Chama agora; há alguém que te responda; E a qual dentre os entes santos te dirigirás?</text:p>
        <text:p text:style-name="P4">2 Pois a dor destrói o louco, e a inveja mata o tolo.</text:p>
        <text:p text:style-name="P4">3 Bem vi eu o louco lançar raízes; mas logo amaldiçoei a sua habitação:</text:p>
        <text:p text:style-name="P4">4 Seus filhos estão longe da segurança, e são pisados nas portas, e não há quem os livre.</text:p>
        <text:p text:style-name="P4">5 A sua messe é devorada pelo faminto, que até dentre os espinhos a tira; e o laço abre as fauces para a fazenda deles.</text:p>
        <text:p text:style-name="P4">6 Porque a aflição não procede do pó, nem a tribulação brota da terra;</text:p>
        <text:p text:style-name="P4">7 mas o homem nasce para a tribulação, como as faíscas voam para cima.</text:p>
        <text:p text:style-name="P4">8 Mas quanto a mim eu buscaria a Deus, e a Deus entregaria a minha causa;</text:p>
        <text:p text:style-name="P4">9 o qual faz coisas grandes e inescrutáveis, maravilhas sem número.</text:p>
        <text:p text:style-name="P4"><text:soft-page-break/>10 Ele derrama a chuva sobre a terra, e envia águas sobre os campos.</text:p>
        <text:p text:style-name="P4">11 Ele põe num lugar alto os abatidos; e os que choram são exaltados à segurança.</text:p>
        <text:p text:style-name="P4">12 Ele frustra as maquinações dos astutos, de modo que as suas mãos não possam levar coisa alguma a efeito.</text:p>
        <text:p text:style-name="P4">13 Ele apanha os sábios na sua própria astúcia, e o conselho dos perversos se precipita.</text:p>
        <text:p text:style-name="P4">14 Eles de dia encontram as trevas, e ao meio-dia andam às apalpadelas, como de noite.</text:p>
        <text:p text:style-name="P4">15 Mas Deus livra o necessitado da espada da boca deles, e da mão do poderoso.</text:p>
        <text:p text:style-name="P4">16 Assim há esperança para o pobre; e a iniqüidade tapa a boca.</text:p>
        <text:p text:style-name="P4">17 Eis que bem-aventurado é o homem a quem Deus corrige; não desprezes, pois, a correção do Todo-Poderoso.</text:p>
        <text:p text:style-name="P4">18 Pois ele faz a ferida, e ele mesmo a liga; ele fere, e as suas mãos curam.</text:p>
        <text:p text:style-name="P4">19 Em seis angústias te livrará, e em sete o mal não te tocará.</text:p>
        <text:p text:style-name="P4">20 Na fome te livrará da morte, e na guerra do poder da espada.</text:p>
        <text:p text:style-name="P4">21 Do açoite da língua estarás abrigado, e não temerás a assolação, quando chegar.</text:p>
        <text:p text:style-name="P4">22 Da assolação e da fome te rirás, e dos animais da terra não terás medo.</text:p>
        <text:p text:style-name="P4">23 Pois até com as pedras do campo terás a tua aliança, e as feras do campo estarão em paz contigo.</text:p>
        <text:p text:style-name="P4">24 Saberás que a tua tenda está em paz; visitarás o teu rebanho, e nada te faltará.</text:p>
        <text:p text:style-name="P4">25 Também saberás que se multiplicará a tua descendência e a tua posteridade como a erva da terra.</text:p>
        <text:p text:style-name="P4">26 Em boa velhice irás à sepultura, como se recolhe o feixe de trigo a seu tempo.</text:p>
        <text:p text:style-name="P4">27 Eis que isso já o havemos inquirido, e assim o é; ouve-o, e conhece-o para teu bem.</text:p>
      </text:section>
      <text:section text:style-name="Sect1" text:name="Seção393">
        <text:h text:style-name="P2" text:outline-level="2"><text:bookmark text:name="cap613"/>JÓ-[Capítulo 6]</text:h>
        <text:p text:style-name="P4">1 Então Jó, respondendo, disse:</text:p>
        <text:p text:style-name="P4">2 Oxalá de fato se pesasse a minhá magoa, e juntamente na balança se pusesse a minha calamidade!</text:p>
        <text:p text:style-name="P4">3 Pois, na verdade, seria mais pesada do que a areia dos mares; por isso é que as minhas palavras têm sido temerárias.</text:p>
        <text:p text:style-name="P4">4 Porque as flechas do Todo-Poderoso se cravaram em mim, e o meu espírito suga o veneno delas; os terrores de Deus se arregimentam contra mim.</text:p>
        <text:p text:style-name="P4">5 Zurrará o asno montês quando tiver erva? Ou mugirá o boi junto ao seu pasto?:</text:p>
        <text:p text:style-name="P4">6 Pode se comer sem sal o que é insípido? Ou há gosto na clara do ovo?</text:p>
        <text:p text:style-name="P4">7 Nessas coisas a minha alma recusa tocar, pois são para mim qual comida repugnante.</text:p>
        <text:p text:style-name="P4">8 Quem dera que se cumprisse o meu rogo, e que Deus me desse o que anelo!</text:p>
        <text:p text:style-name="P4">9 que fosse do agrado de Deus esmagar-me; que soltasse a sua mão, e me exterminasse!</text:p>
        <text:p text:style-name="P4">10 Isto ainda seria a minha consolação, e exultaria na dor que não me poupa; porque não tenho negado as palavras do Santo.</text:p>
        <text:p text:style-name="P4"><text:soft-page-break/>11 Qual é a minha força, para que eu espere? Ou qual é o meu fim, para que me porte com paciência?</text:p>
        <text:p text:style-name="P4">12 É a minha força a força da pedra? Ou é de bronze a minha carne?</text:p>
        <text:p text:style-name="P4">13 Na verdade não há em mim socorro nenhum. Não me desamparou todo o auxílio eficaz?</text:p>
        <text:p text:style-name="P4">14 Ao que desfalece devia o amigo mostrar compaixão; mesmo ao que abandona o temor do Todo-Poderoso.</text:p>
        <text:p text:style-name="P4">15 Meus irmãos houveram-se aleivosamente, como um ribeiro, como a torrente dos ribeiros que passam,</text:p>
        <text:p text:style-name="P4">16 os quais se turvam com o gelo, e neles se esconde a neve;</text:p>
        <text:p text:style-name="P4">17 no tempo do calor vão minguando; e quando o calor vem, desaparecem do seu lugar.</text:p>
        <text:p text:style-name="P4">18 As caravanas se desviam do seu curso; sobem ao deserto, e perecem.</text:p>
        <text:p text:style-name="P4">19 As caravanas de Tema olham; os viandantes de Sabá por eles esperam.</text:p>
        <text:p text:style-name="P4">20 Ficam envergonhados por terem confiado; e, chegando ali, se confundem.</text:p>
        <text:p text:style-name="P4">21 Agora, pois, tais vos tornastes para mim; vedes a minha calamidade e temeis.</text:p>
        <text:p text:style-name="P4">22 Acaso disse eu: Dai-me um presente? Ou: Fazei-me uma oferta de vossos bens?</text:p>
        <text:p text:style-name="P4">23 Ou: Livrai-me das mãos do adversário? Ou: Resgatai-me das mãos dos opressores?</text:p>
        <text:p text:style-name="P4">24 Ensinai-me, e eu me calarei; e fazei-me entender em que errei.</text:p>
        <text:p text:style-name="P4">25 Quão poderosas são as palavras da boa razão! Mas que é o que a vossa argüição reprova?</text:p>
        <text:p text:style-name="P4">26 Acaso pretendeis reprovar palavras, embora sejam as razões do desesperado como vento?</text:p>
        <text:p text:style-name="P4">27 Até quereis lançar sortes sobre o órfão, e fazer mercadoria do vosso amigo.</text:p>
        <text:p text:style-name="P4">28 Agora, pois, por favor, olhai para, mim; porque de certo à vossa face não mentirei.</text:p>
        <text:p text:style-name="P4">29 Mudai de parecer, peço-vos, não haja injustiça; sim, mudai de parecer, que a minha causa é justa.</text:p>
        <text:p text:style-name="P4">30 Há iniqüidade na minha língua? Ou não poderia o meu paladar discernir coisas perversas?</text:p>
      </text:section>
      <text:section text:style-name="Sect1" text:name="Seção394">
        <text:h text:style-name="P2" text:outline-level="2"><text:bookmark text:name="cap711"/>JÓ-[Capítulo 7]</text:h>
        <text:p text:style-name="P4">1 Porventura não tem o homem duro serviço sobre a terra? E não são os seus dias como os do jornaleiro?</text:p>
        <text:p text:style-name="P4">2 Como o escravo que suspira pela sombra, e como o jornaleiro que espera pela sua paga,</text:p>
        <text:p text:style-name="P4">3 assim se me deram meses de escassez, e noites de aflição se me ordenaram.</text:p>
        <text:p text:style-name="P4">4 Havendo-me deitado, digo: Quando me levantarei? Mas comprida é a noite, e farto-me de me revolver na cama até a alva.</text:p>
        <text:p text:style-name="P4">5 A minha carne se tem vestido de vermes e de torrões de pó; a minha pele endurece, e torna a rebentar-se.</text:p>
        <text:p text:style-name="P4"><text:soft-page-break/>6 Os meus dias são mais velozes do que a lançadeira do tecelão, e chegam ao fim sem esperança.</text:p>
        <text:p text:style-name="P4">7 Lembra-te de que a minha vida é um sopro; os meus olhos não tornarão a ver o bem.</text:p>
        <text:p text:style-name="P4">8 Os olhos dos que agora me vêem não me verão mais; os teus olhos estarão sobre mim, mas não serei mais.</text:p>
        <text:p text:style-name="P4">9 Tal como a nuvem se desfaz e some, aquele que desce à sepultura nunca tornará a subir.</text:p>
        <text:p text:style-name="P4">10 Nunca mais tornará à sua casa, nem o seu lugar o conhecerá mais.</text:p>
        <text:p text:style-name="P4">11 Por isso não reprimirei a minha boca; falarei na angústia do meu espírito, queixar-me-ei na amargura da minha alma.</text:p>
        <text:p text:style-name="P4">12 Sou eu o mar, ou um monstro marinho, para que me ponhas uma guarda?</text:p>
        <text:p text:style-name="P4">13 Quando digo: Confortar-me-á a minha cama, meu leito aliviará a minha queixa,</text:p>
        <text:p text:style-name="P4">14 então me espantas com sonhos, e com visões me atemorizas;</text:p>
        <text:p text:style-name="P4">15 de modo que eu escolheria antes a estrangulação, e a morte do que estes meus ossos.</text:p>
        <text:p text:style-name="P4">16 A minha vida abomino; não quero viver para sempre; retira-te de mim, pois os meus dias são vaidade.</text:p>
        <text:p text:style-name="P4">17 Que é o homem, para que tanto o engrandeças, e ponhas sobre ele o teu pensamento,</text:p>
        <text:p text:style-name="P4">18 e cada manhã o visites, e cada momento o proves?</text:p>
        <text:p text:style-name="P4">19 Até quando não apartarás de mim a tua vista, nem me largarás, até que eu possa engolir a minha saliva?</text:p>
        <text:p text:style-name="P4">20 Se peco, que te faço a ti, ó vigia dos homens? Por que me fizeste alvo dos teus dardos? Por que a mim mesmo me tornei pesado?</text:p>
        <text:p text:style-name="P4">21 Por que me não perdoas a minha transgressão, e não tiras a minha iniqüidade? Pois agora me deitarei no pó; tu me buscarás, porém eu não serei mais.</text:p>
      </text:section>
      <text:section text:style-name="Sect1" text:name="Seção395">
        <text:h text:style-name="P2" text:outline-level="2"><text:bookmark text:name="cap812"/>JÓ-[Capítulo 8]</text:h>
        <text:p text:style-name="P4">1 Então respondeu Bildade, o suíta, dizendo:</text:p>
        <text:p text:style-name="P4">2 Até quando falarás tais coisas, e até quando serão as palavras da tua boca qual vento impetuoso?</text:p>
        <text:p text:style-name="P4">3 Perverteria Deus o direito? Ou perverteria o Todo-Poderoso a justiça?</text:p>
        <text:p text:style-name="P4">4 Se teus filhos pecaram contra ele, ele os entregou ao poder da sua transgressão.</text:p>
        <text:p text:style-name="P4">5 Mas, se tu com empenho buscares a Deus, e ao Todo-Poderoso fizeres a tua súplica,</text:p>
        <text:p text:style-name="P4">6 se fores puro e reto, certamente mesmo agora ele despertará por ti, e tornará segura a habitação da tua justiça.</text:p>
        <text:p text:style-name="P4">7 Embora tenha sido pequeno o teu princípio, contudo o teu último estado aumentará grandemente.</text:p>
        <text:p text:style-name="P4">8 Indaga, pois, eu te peço, da geração passada, e considera o que seus pais descobriram.</text:p>
        <text:p text:style-name="P4">9 Porque nós somos de ontem, e nada sabemos, porquanto nossos dias sobre a terra, são uma sombra.</text:p>
        <text:p text:style-name="P4"><text:soft-page-break/>10 Não te ensinarão eles, e não te falarão, e do seu entendimento não proferirão palavras?</text:p>
        <text:p text:style-name="P4">11 Pode o papiro desenvolver-se fora de um pântano. Ou pode o junco crescer sem água?</text:p>
        <text:p text:style-name="P4">12 Quando está em flor e ainda não cortado, seca-se antes de qualquer outra erva.</text:p>
        <text:p text:style-name="P4">13 Assim são as veredas de todos quantos se esquecem de Deus; a esperança do ímpio perecerá,</text:p>
        <text:p text:style-name="P4">14 a sua segurança se desfará, e a sua confiança será como a teia de aranha.</text:p>
        <text:p text:style-name="P4">15 Encostar-se-á à sua casa, porém ela não subsistirá; apegar-se-lhe-á, porém ela não permanecerá.</text:p>
        <text:p text:style-name="P4">16 Ele está verde diante do sol, e os seus renovos estendem-se sobre o seu jardim;</text:p>
        <text:p text:style-name="P4">17 as suas raízes se entrelaçam junto ao monte de pedras; até penetra o pedregal.</text:p>
        <text:p text:style-name="P4">18 Mas quando for arrancado do seu lugar, então este o negará, dizendo: Nunca te vi.</text:p>
        <text:p text:style-name="P4">19 Eis que tal é a alegria do seu caminho; e da terra outros brotarão.</text:p>
        <text:p text:style-name="P4">20 Eis que Deus não rejeitará ao reto, nem tomará pela mão os malfeitores;</text:p>
        <text:p text:style-name="P4">21 ainda de riso te encherá a boca, e os teus lábios de louvor.</text:p>
        <text:p text:style-name="P4">22 Teus aborrecedores se vestirão de confusão; e a tenda dos ímpios não subsistirá.</text:p>
      </text:section>
      <text:section text:style-name="Sect1" text:name="Seção396">
        <text:h text:style-name="P2" text:outline-level="2"><text:bookmark text:name="cap912"/>JÓ-[Capítulo 9]</text:h>
        <text:p text:style-name="P4">1 Então Jó respondeu, dizendo:</text:p>
        <text:p text:style-name="P4">2 Na verdade sei que assim é; mas como pode o homem ser justo para com Deus?</text:p>
        <text:p text:style-name="P4">3 Se alguém quisesse contender com ele, não lhe poderia responder uma vez em mil.</text:p>
        <text:p text:style-name="P4">4 Ele é sábio de coração e poderoso em forças; quem se endureceu contra ele, e ficou seguro?</text:p>
        <text:p text:style-name="P4">5 Ele é o que remove os montes, sem que o saibam, e os transtorna no seu furor;</text:p>
        <text:p text:style-name="P4">6 o que sacode a terra do seu lugar, de modo que as suas colunas estremecem;</text:p>
        <text:p text:style-name="P4">7 o que dá ordens ao sol, e ele não nasce; o que sela as estrelas;</text:p>
        <text:p text:style-name="P4">8 o que sozinho estende os céus, e anda sobre as ondas do mar;</text:p>
        <text:p text:style-name="P4">9 o que fez a ursa, o Oriom, e as Plêiades, e as recâmaras do sul;</text:p>
        <text:p text:style-name="P4">10 o que faz coisas grandes e insondáveis, e maravilhas que não se podem contar.</text:p>
        <text:p text:style-name="P4">11 Eis que ele passa junto a mim, e, nao o vejo; sim, vai passando adiante, mas não o percebo.</text:p>
        <text:p text:style-name="P4">12 Eis que arrebata a presa; quem o pode impedir? Quem lhe dirá: Que é o que fazes?</text:p>
        <text:p text:style-name="P4">13 Deus não retirará a sua ira; debaixo dele se curvaram os aliados de Raabe;</text:p>
        <text:p text:style-name="P4">14 quanto menos lhe poderei eu responder ou escolher as minhas palavras para discutir com ele?</text:p>
        <text:p text:style-name="P4">15 Embora, eu seja justo, não lhe posso responder; tenho de pedir misericórdia ao meu juiz.</text:p>
        <text:p text:style-name="P4"><text:soft-page-break/>16 Ainda que eu chamasse, e ele me respondesse, não poderia crer que ele estivesse escutando a minha voz.</text:p>
        <text:p text:style-name="P4">17 Pois ele me quebranta com uma tempestade, e multiplica as minhas chagas sem causa.</text:p>
        <text:p text:style-name="P4">18 Não me permite respirar, antes me farta de amarguras.</text:p>
        <text:p text:style-name="P4">19 Se fosse uma prova de força, eis-me aqui, diria ele; e se fosse questão de juízo, quem o citaria para comparecer?</text:p>
        <text:p text:style-name="P4">20 Ainda que eu fosse justo, a minha própria boca me condenaria; ainda que eu fosse perfeito, então ela me declararia perverso:</text:p>
        <text:p text:style-name="P4">21 Eu sou inocente; não estimo a mim mesmo; desprezo a minha vida.</text:p>
        <text:p text:style-name="P4">22 Tudo é o mesmo, portanto digo: Ele destrói o reto e o ímpio.</text:p>
        <text:p text:style-name="P4">23 Quando o açoite mata de repente, ele zomba da calamidade dos inocentes.</text:p>
        <text:p text:style-name="P4">24 A terra está entregue nas mãos do ímpio. Ele cobre o rosto dos juízes; se não é ele, quem é, logo?</text:p>
        <text:p text:style-name="P4">25 Ora, os meus dias são mais velozes do que um correio; fogem, e não vêem o bem.</text:p>
        <text:p text:style-name="P4">26 Eles passam como balsas de junco, como águia que se lança sobre a presa.</text:p>
        <text:p text:style-name="P4">27 Se eu disser: Eu me esquecerei da minha queixa, mudarei o meu aspecto, e tomarei alento;</text:p>
        <text:p text:style-name="P4">28 então tenho pavor de todas as minhas dores; porque bem sei que não me terás por inocente.</text:p>
        <text:p text:style-name="P4">29 Eu serei condenado; por que, pois, trabalharei em vão?</text:p>
        <text:p text:style-name="P4">30 Se eu me lavar com água de neve, e limpar as minhas mãos com sabão,</text:p>
        <text:p text:style-name="P4">31 mesmo assim me submergirás no fosso, e as minhas próprias vestes me abominarão.</text:p>
        <text:p text:style-name="P4">32 Porque ele não é homem, como eu, para eu lhe responder, para nos encontrarmos em juízo.</text:p>
        <text:p text:style-name="P4">33 Não há entre nós árbitro para pôr a mão sobre nós ambos.</text:p>
        <text:p text:style-name="P4">34 Tire ele a sua vara de cima de mim, e não me amedronte o seu terror;</text:p>
        <text:p text:style-name="P4">35 então falarei, e não o temerei; pois eu não sou assim em mim mesmo.</text:p>
      </text:section>
      <text:section text:style-name="Sect1" text:name="Seção397">
        <text:h text:style-name="P2" text:outline-level="2"><text:bookmark text:name="cap1012"/>JÓ-[Capítulo 10]</text:h>
        <text:p text:style-name="P4">1 Tendo tédio à minha vida; darei livre curso à minha queixa, falarei na amargura da minha alma:</text:p>
        <text:p text:style-name="P4">2 Direi a Deus: Não me condenes; faze-me saber por que contendes comigo.</text:p>
        <text:p text:style-name="P4">3 Tens prazer em oprimir, em desprezar a obra das tuas mãos e favorecer o desígnio dos ímpios?</text:p>
        <text:p text:style-name="P4">4 Tens tu olhos de carne? Ou vês tu como vê o homem?</text:p>
        <text:p text:style-name="P4">5 São os teus dias como os dias do homem? Ou são os teus anos como os anos de um homem,</text:p>
        <text:p text:style-name="P4">6 para te informares da minha iniqüidade, e averiguares o meu pecado,</text:p>
        <text:p text:style-name="P4">7 ainda que tu sabes que eu não sou ímpio, e que não há ninguém que possa livrar-me da tua mão?</text:p>
        <text:p text:style-name="P4"><text:soft-page-break/>8 As tuas mãos me fizeram e me deram forma; e te voltas agora para me consumir?</text:p>
        <text:p text:style-name="P4">9 Lembra-te, pois, de que do barro me formaste; e queres fazer-me tornar ao pó?</text:p>
        <text:p text:style-name="P4">10 Não me vazaste como leite, e não me coalhaste como queijo?</text:p>
        <text:p text:style-name="P4">11 De pele e carne me vestiste, e de ossos e nervos me teceste.</text:p>
        <text:p text:style-name="P4">12 Vida e misericórdia me tens concedido, e a tua providência me tem conservado o espírito.</text:p>
        <text:p text:style-name="P4">13 Contudo ocultaste estas coisas no teu coração; bem sei que isso foi o teu desígnio.</text:p>
        <text:p text:style-name="P4">14 Se eu pecar, tu me observas, e da minha iniqüidade não me absolverás.</text:p>
        <text:p text:style-name="P4">15 Se for ímpio, ai de mim! Se for justo, não poderei levantar a minha cabeça, estando farto de ignomínia, e de contemplar a minha miséria.</text:p>
        <text:p text:style-name="P4">16 Se a minha cabeça se exaltar, tu me caças como a um leão feroz; e de novo fazes maravilhas contra mim.</text:p>
        <text:p text:style-name="P4">17 Tu renovas contra mim as tuas testemunhas, e multiplicas contra mim a tua ira; reveses e combate estão comigo.</text:p>
        <text:p text:style-name="P4">18 Por que, pois, me tiraste da madre? Ah! se então tivera expirado, e olhos nenhuns me vissem!</text:p>
        <text:p text:style-name="P4">19 Então fora como se nunca houvera sido; e da madre teria sido levado para a sepultura.</text:p>
        <text:p text:style-name="P4">20 Não são poucos os meus dias? Cessa, pois, e deixa-me, para que por um pouco eu tome alento;</text:p>
        <text:p text:style-name="P4">21 antes que me vá para o lugar de que não voltarei, para a terra da escuridão e das densas trevas,</text:p>
        <text:p text:style-name="P4">22 terra escuríssima, como a própria escuridão, terra da sombra trevosa e do caos, e onde a própria luz é como a escuridão.</text:p>
      </text:section>
      <text:section text:style-name="Sect1" text:name="Seção398">
        <text:h text:style-name="P2" text:outline-level="2"><text:bookmark text:name="cap1115"/>JÓ-[Capítulo 11]</text:h>
        <text:p text:style-name="P4">1 Então respondeu Zofar, o naamatita, dizendo:</text:p>
        <text:p text:style-name="P4">2 Não se dará resposta à multidão de palavras? ou será justificado o homem falador?</text:p>
        <text:p text:style-name="P4">3 Acaso as tuas jactâncias farão calar os homens? e zombarás tu sem que ninguém te envergonhe?</text:p>
        <text:p text:style-name="P4">4 Pois dizes: A minha doutrina é pura, e limpo sou aos teus olhos.</text:p>
        <text:p text:style-name="P4">5 Mas, na verdade, oxalá que Deus falasse e abrisse os seus lábios contra ti,</text:p>
        <text:p text:style-name="P4">6 e te fizesse saber os segredos da sabedoria, pois é multiforme o seu entendimento; sabe, pois, que Deus exige de ti menos do que merece a tua iniqüidade.</text:p>
        <text:p text:style-name="P4">7 Poderás descobrir as coisas profundas de Deus, ou descobrir perfeitamente o Todo-Poderoso?</text:p>
        <text:p text:style-name="P4">8 Como as alturas do céu é a sua sabedoria; que poderás tu fazer? Mais profunda é ela do que <text:span text:style-name="T1">sepultura</text:span>; que poderás tu saber?</text:p>
        <text:p text:style-name="P4">9 Mais comprida é a sua medida do que a terra, e mais larga do que o mar.</text:p>
        <text:p text:style-name="P4">10 Se ele passar e prender alguém, e chamar a juízo, quem o poderá impedir?</text:p>
        <text:p text:style-name="P4"><text:soft-page-break/>11 Pois ele conhece os homens vãos; e quando vê a iniqüidade, não atentará para ela?</text:p>
        <text:p text:style-name="P4">12 Mas o homem vão adquirirá entendimento, quando a cria do asno montês nascer homem.</text:p>
        <text:p text:style-name="P4">13 Se tu preparares o teu coração, e estenderes as mãos para ele;</text:p>
        <text:p text:style-name="P4">14 se há iniqüidade na tua mão, lança-a para longe de ti, e não deixes a perversidade habitar nas tuas tendas;</text:p>
        <text:p text:style-name="P4">15 então levantarás o teu rosto sem mácula, e estarás firme, e não temerás.</text:p>
        <text:p text:style-name="P4">16 Pois tu te esquecerás da tua miséria; apenas te lembrarás dela como das águas que já passaram.</text:p>
        <text:p text:style-name="P4">17 E a tua vida será mais clara do que o meio-dia; a escuridão dela será como a alva.</text:p>
        <text:p text:style-name="P4">18 E terás confiança, porque haverá esperança; olharás ao redor de ti e repousarás seguro.</text:p>
        <text:p text:style-name="P4">19 Deitar-te-ás, e ninguém te amedrontará; muitos procurarão obter o teu favor.</text:p>
        <text:p text:style-name="P4">20 Mas os olhos dos ímpios desfalecerão, e para eles não haverá refúgio; a sua esperança será o expirar.</text:p>
      </text:section>
      <text:section text:style-name="Sect1" text:name="Seção399">
        <text:h text:style-name="P2" text:outline-level="2"><text:bookmark text:name="cap1213"/>JÓ-[Capítulo 12]</text:h>
        <text:p text:style-name="P4">1 Então Jó respondeu, dizendo:</text:p>
        <text:p text:style-name="P4">2 Sem dúvida vós sois o povo, e convosco morrerá a sabedoria.</text:p>
        <text:p text:style-name="P4">3 Mas eu tenho entendimento como, vos; eu não vos sou inferior. Quem não sabe tais coisas como essas?</text:p>
        <text:p text:style-name="P4">4 Sou motivo de riso para os meus amigos; eu, que invocava a Deus, e ele me respondia: o justo e reto servindo de irrisão!</text:p>
        <text:p text:style-name="P4">5 No pensamento de quem está seguro há desprezo para a desgraça; ela está preparada para aquele cujos pés resvalam.</text:p>
        <text:p text:style-name="P4">6 As tendas dos assoladores têm descanso, e os que provocam a Deus estão seguros; os que trazem o seu deus na mão!</text:p>
        <text:p text:style-name="P4">7 Mas, pergunta agora às alimárias, e elas te ensinarão; e às aves do céu, e elas te farão saber;</text:p>
        <text:p text:style-name="P4">8 ou fala com a terra, e ela te ensinará; até os peixes o mar to declararão.</text:p>
        <text:p text:style-name="P4">9 Qual dentre todas estas coisas não sabe que a mão de Iavé fez isto?</text:p>
        <text:p text:style-name="P4">10 Na sua mão está a vida de todo ser vivente, e o espírito de todo o gênero humano.</text:p>
        <text:p text:style-name="P4">11 Porventura o ouvido não prova as palavras, como o paladar prova o alimento?</text:p>
        <text:p text:style-name="P4">12 Com os anciãos está a sabedoria, e na longura de dias o entendimento.</text:p>
        <text:p text:style-name="P4">13 Com Deus está a sabedoria e a força; ele tem conselho e entendimento.</text:p>
        <text:p text:style-name="P4">14 Eis que ele derriba, e não se pode reedificar; ele encerra na prisão, e não se pode abrir.</text:p>
        <text:p text:style-name="P4">15 Ele retém as águas, e elas secam; solta-as, e elas inundam a terra.</text:p>
        <text:p text:style-name="P4">16 Com ele está a força e a sabedoria; são dele o enganado e o enganador.</text:p>
        <text:p text:style-name="P4">17 Aos conselheiros leva despojados, e aos juízes faz desvairar.</text:p>
        <text:p text:style-name="P4"><text:soft-page-break/>18 Solta o cinto dos reis, e lhes ata uma corda aos lombos.</text:p>
        <text:p text:style-name="P4">19 Aos sacerdotes leva despojados, e aos poderosos transtorna.</text:p>
        <text:p text:style-name="P4">20 Aos que são dignos da confiança emudece, e tira aos anciãos o discernimento.</text:p>
        <text:p text:style-name="P4">21 Derrama desprezo sobre os príncipes, e afrouxa o cinto dos fortes.</text:p>
        <text:p text:style-name="P4">22 Das trevas descobre coisas profundas, e traz para a luz a sombra da morte.</text:p>
        <text:p text:style-name="P4">23 Multiplica as nações e as faz perecer; alarga as fronteiras das nações, e as leva cativas.</text:p>
        <text:p text:style-name="P4">24 Tira o entendimento aos chefes do povo da terra, e os faz vaguear pelos desertos, sem caminho.</text:p>
        <text:p text:style-name="P4">25 Eles andam nas trevas às apalpadelas, sem luz, e ele os faz cambalear como um ébrio.</text:p>
      </text:section>
      <text:section text:style-name="Sect1" text:name="Seção400">
        <text:h text:style-name="P2" text:outline-level="2"><text:bookmark text:name="cap1312"/>JÓ-[Capítulo 13]</text:h>
        <text:p text:style-name="P4">1 Eis que os meus olhos viram tudo isto, e os meus ouvidos o ouviram e entenderam.</text:p>
        <text:p text:style-name="P4">2 O que vós sabeis também eu o sei; não vos sou inferior.</text:p>
        <text:p text:style-name="P4">3 Mas eu falarei ao Todo-Poderoso, e quero defender-me perante Deus.</text:p>
        <text:p text:style-name="P4">4 Vós, porém, sois forjadores de mentiras, e vós todos, médicos que não valem nada.</text:p>
        <text:p text:style-name="P4">5 Oxalá vos calásseis de todo, pois assim passaríeis por sábios.</text:p>
        <text:p text:style-name="P4">6 Ouvi agora a minha defesa, e escutai os argumentos dos meus lábios.</text:p>
        <text:p text:style-name="P4">7 Falareis falsamente por Deus, e por ele proferireis mentiras?</text:p>
        <text:p text:style-name="P4">8 Fareis aceitação da sua pessoa? Contendereis a favor de Deus?</text:p>
        <text:p text:style-name="P4">9 Ser-vos-ia bom, se ele vos esquadrinhasse? Ou zombareis dele, como quem zomba de um homem?</text:p>
        <text:p text:style-name="P4">10 Certamente vos repreenderá, se em oculto vos deixardes levar de respeitos humanos.</text:p>
        <text:p text:style-name="P4">11 Não vos amedrontará a sua majestade? E não cairá sobre vós o seu terror?</text:p>
        <text:p text:style-name="P4">12 As vossas máximas são provérbios de cinza; as vossas defesas são torres de barro.</text:p>
        <text:p text:style-name="P4">13 Calai-vos perante mim, para que eu fale, e venha sobre mim o que vier.</text:p>
        <text:p text:style-name="P4">14 Tomarei a minha carne entre os meus dentes, e porei a minha vida na minha mão.</text:p>
        <text:p text:style-name="P4">15 Eis que ele me matará; não tenho esperança; contudo defenderei os meus caminhos diante dele.</text:p>
        <text:p text:style-name="P4">16 Também isso será a minha salvação, pois o ímpio não virá perante ele.</text:p>
        <text:p text:style-name="P4">17 Ouvi atentamente as minhas palavras, e chegue aos vossos ouvidos a minha declaração.</text:p>
        <text:p text:style-name="P4">18 Eis que já pus em ordem a minha causa, e sei que serei achado justo:</text:p>
        <text:p text:style-name="P4">19 Quem é o que contenderá comigo? Pois então me calaria e renderia o espírito.</text:p>
        <text:p text:style-name="P4">20 Concede-me somente duas coisas; então não me esconderei do teu rosto:</text:p>
        <text:p text:style-name="P4">21 desvia a tua mão rara longe de mim, e não me amedronte o teu terror.</text:p>
        <text:p text:style-name="P4"><text:soft-page-break/>22 Então chama tu, e eu responderei; ou eu falarei, e me responde tu.</text:p>
        <text:p text:style-name="P4">23 Quantas iniqüidades e pecados tenho eu? Faze-me saber a minha transgressão e o meu pecado.</text:p>
        <text:p text:style-name="P4">24 Por que escondes o teu rosto, e me tens por teu inimigo?</text:p>
        <text:p text:style-name="P4">25 Acossarás uma folha arrebatada pelo vento? E perseguirás o restolho seco?</text:p>
        <text:p text:style-name="P4">26 Pois escreves contra mim coisas amargas, e me fazes herdar os erros da minha mocidade;</text:p>
        <text:p text:style-name="P4">27 também pões no tronco os meus pés, e observas todos os meus caminhos, e marcas um termo ao redor dos meus pés,</text:p>
        <text:p text:style-name="P4">28 apesar de eu ser como uma coisa podre que se consome, e como um vestido, ao qual rói a traça.</text:p>
      </text:section>
      <text:section text:style-name="Sect1" text:name="Seção401">
        <text:h text:style-name="P2" text:outline-level="2"><text:bookmark text:name="cap1411"/>JÓ-[Capítulo 14]</text:h>
        <text:p text:style-name="P4">1 O homem, nascido da mulher, é de poucos dias e cheio de inquietação.</text:p>
        <text:p text:style-name="P4">2 Nasce como a flor, e murcha; foge também como a sombra, e não permanece.</text:p>
        <text:p text:style-name="P4">3 Sobre esse tal abres os teus olhos, e a mim me fazes entrar em juízo contigo?</text:p>
        <text:p text:style-name="P4">4 Quem do imundo tirará o puro? Ninguém.</text:p>
        <text:p text:style-name="P4">5 Visto que os seus dias estão determinados, contigo está o número dos seus meses; tu lhe puseste limites, e ele não poderá passar além deles.</text:p>
        <text:p text:style-name="P4">6 Desvia dele o teu rosto, para que ele descanse e, como o jornaleiro, tenha contentamento no seu dia.</text:p>
        <text:p text:style-name="P4">7 Porque há esperança para a árvore, que, se for cortada, ainda torne a brotar, e que não cessem os seus renovos.</text:p>
        <text:p text:style-name="P4">8 Ainda que envelheça a sua raiz na terra, e morra o seu tronco no pó,</text:p>
        <text:p text:style-name="P4">9 contudo ao cheiro das águas brotará, e lançará ramos como uma planta nova.</text:p>
        <text:p text:style-name="P4">10 O homem, porém, morre e se desfaz; sim, rende o homem o espírito, e então onde está?</text:p>
        <text:p text:style-name="P4">11 Como as águas se retiram de um lago, e um rio se esgota e seca,</text:p>
        <text:p text:style-name="P4">12 assim o homem se deita, e não se levanta; até que não haja mais céus não acordará nem será despertado de seu sono.</text:p>
        <text:p text:style-name="P4">13 <text:span text:style-name="T1">Á se</text:span> me escondesses n<text:span text:style-name="T1">a sepultura</text:span>, e me ocultasses até que a tua ira tenha passado; que me determinasses um tempo, e te lembrasses de mim!</text:p>
        <text:p text:style-name="P4">14 Morrendo o homem, acaso tornará a viver? Todos os dias da minha lida esperaria eu, até que viesse a minha mudança.</text:p>
        <text:p text:style-name="P4">15 Chamar-me-ias, e eu te responderia; almejarias a obra de tuas mãos.</text:p>
        <text:p text:style-name="P4">16 Então contarias os meus passos; não estarias a vigiar sobre o meu pecado;</text:p>
        <text:p text:style-name="P4">17 a minha transgressão estaria selada num saco, e ocultarias a minha iniqüidade.</text:p>
        <text:p text:style-name="P4">18 Mas, na verdade, a montanha cai e se desfaz, e a rocha se remove do seu lugar.</text:p>
        <text:p text:style-name="P4">19 As águas gastam as pedras; as enchentes arrebatam o solo; assim tu fazes perecer a esperança do homem.</text:p>
        <text:p text:style-name="P4">20 Prevaleces para sempre contra ele, e ele passa; mudas o seu rosto e o despedes.</text:p>
        <text:p text:style-name="P4">21 Os seus filhos recebem honras, sem que ele o saiba; são humilhados sem que ele o perceba.</text:p>
        <text:p text:style-name="P4"><text:soft-page-break/>22 Sente as dores do seu próprio corpo somente, e só por si mesmo lamenta.</text:p>
      </text:section>
      <text:section text:style-name="Sect1" text:name="Seção402">
        <text:h text:style-name="P2" text:outline-level="2"><text:bookmark text:name="cap1511"/>JÓ-[Capítulo 15]</text:h>
        <text:p text:style-name="P4">1 Então respondeu Elifaz, o temanita:</text:p>
        <text:p text:style-name="P4">2 Porventura responderá o sábio com ciência de vento? E encherá do vento oriental o seu ventre,</text:p>
        <text:p text:style-name="P4">3 argüindo com palavras que de nada servem, ou com razões com que ele nada aproveita?</text:p>
        <text:p text:style-name="P4">4 Na verdade tu destróis a reverência, e impedes a meditação diante de Deus.</text:p>
        <text:p text:style-name="P4">5 Pois a tua iniqüidade ensina a tua boca, e escolhes a língua dos astutos.</text:p>
        <text:p text:style-name="P4">6 A tua própria boca te condena, e não eu; e os teus lábios testificam contra ti.</text:p>
        <text:p text:style-name="P4">7 És tu o primeiro homem que nasceu? Ou foste dado à luz antes dos outeiros?</text:p>
        <text:p text:style-name="P4">8 Ou ouviste o secreto conselho de Deus? E a ti só reservas a sabedoria?</text:p>
        <text:p text:style-name="P4">9 Que sabes tu, que nós não saibamos; que entendes, que não haja em nós?</text:p>
        <text:p text:style-name="P4">10 Conosco estão os encanecidos e idosos, mais idosos do que teu pai.</text:p>
        <text:p text:style-name="P4">11 Porventura fazes pouco caso das consolações de Deus, ou da palavra que te trata benignamente?</text:p>
        <text:p text:style-name="P4">12 Por que te arrebata o teu coração, e por que flamejam os teus olhos,</text:p>
        <text:p text:style-name="P4">13 de modo que voltas contra Deus o teú espírito, e deixas sair tais palavras da tua boca?</text:p>
        <text:p text:style-name="P4">14 Que é o homem, para que seja puro? E o que nasce da mulher, para que fique justo?</text:p>
        <text:p text:style-name="P4">15 Eis que Deus não confia nos seus santos, e nem o céu é puro aos seus olhos;</text:p>
        <text:p text:style-name="P4">16 quanto menos o homem abominável e corrupto, que bebe a iniqüidade como a água?</text:p>
        <text:p text:style-name="P4">17 Escuta-me e to mostrarei; contar-te-ei o que tenho visto</text:p>
        <text:p text:style-name="P4">18 (o que os sábios têm anunciado e seus pais não o ocultaram;</text:p>
        <text:p text:style-name="P4">19 aos quais somente era dada a terra, não havendo estranho algum passado por entre eles);</text:p>
        <text:p text:style-name="P4">20 Todos os dias passa o ímpio em angústia, sim, todos os anos que estão reservados para o opressor.</text:p>
        <text:p text:style-name="P4">21 O sonido de terrores está nos seus ouvidos; na prosperidade lhe sobrevém o assolador.</text:p>
        <text:p text:style-name="P4">22 Ele não crê que tornará das trevas, mas que o espera a espada.</text:p>
        <text:p text:style-name="P4">23 Anda vagueando em busca de pão, dizendo: Onde está? Bem sabe que o dia das trevas lhe está perto, à mão.</text:p>
        <text:p text:style-name="P4">24 Amedrontam-no a angústia e a tribulação; prevalecem contra ele, como um rei preparado para a peleja.</text:p>
        <text:p text:style-name="P4">25 Porque estendeu a sua mão contra Deus, e contra o Todo-Poderoso se porta com soberba;</text:p>
        <text:p text:style-name="P4">26 arremete contra ele com dura cerviz, e com as saliências do seu escudo;</text:p>
        <text:p text:style-name="P4">27 porquanto cobriu o seu rosto com a sua gordura, e criou carne gorda nas ilhargas;</text:p>
        <text:p text:style-name="P4"><text:soft-page-break/>28 e habitou em cidades assoladas, em casas em que ninguem deveria morar, que estavam a ponto de tornar-se em montões de ruínas;</text:p>
        <text:p text:style-name="P4">29 não se enriquecerá, nem subsistirá a sua fazenda, nem se estenderão pela terra as suas possessões.</text:p>
        <text:p text:style-name="P4">30 Não escapará das trevas; a chama do fogo secará os seus ramos, e ao sopro da boca de Deus desaparecerá.</text:p>
        <text:p text:style-name="P4">31 Não confie na vaidade, enganando-se a si mesmo; pois a vaidade será a sua recompensa.</text:p>
        <text:p text:style-name="P4">32 Antes do seu dia se cumprirá, e o seu ramo não reverdecerá.</text:p>
        <text:p text:style-name="P4">33 Sacudirá as suas uvas verdes, como a vide, e deixará cair a sua flor como a oliveira.</text:p>
        <text:p text:style-name="P4">34 Pois a assembléia dos ímpios é estéril, e o fogo consumirá as tendas do suborno.</text:p>
        <text:p text:style-name="P4">35 Concebem a malícia, e dão à luz a iniqüidade, e o seu coração prepara enganos.</text:p>
      </text:section>
      <text:section text:style-name="Sect1" text:name="Seção403">
        <text:h text:style-name="P2" text:outline-level="2"><text:bookmark text:name="cap1612"/>JÓ-[Capítulo 16]</text:h>
        <text:p text:style-name="P4">1 Então Jó respondeu, dizendo:</text:p>
        <text:p text:style-name="P4">2 Tenho ouvido muitas coisas como essas; todos vós sois consoladores molestos.</text:p>
        <text:p text:style-name="P4">3 Não terão fim essas palavras de vento? Ou que é o que te provoca, para assim responderes?</text:p>
        <text:p text:style-name="P4">4 Eu também poderia falar como vós falais, se vós estivésseis em meu lugar; eu poderia amontoar palavras contra vós, e contra vós menear a minha cabeça;</text:p>
        <text:p text:style-name="P4">5 poderia fortalecer-vos com a minha boca, e a consolação dos meus lábios poderia mitigar a vossa dor.</text:p>
        <text:p text:style-name="P4">6 Ainda que eu fale, a minha dor naõ se mitiga; e embora me cale, qual é o meu alívio?</text:p>
        <text:p text:style-name="P4">7 Mas agora, ó Deus, me deixaste exausto; assolaste toda a minha companhia.</text:p>
        <text:p text:style-name="P4">8 Tu me emagreceste, e isso constitui uma testemunha contra mim; contra mim se levanta a minha magreza, e o meu rosto testifica contra mim.</text:p>
        <text:p text:style-name="P4">9 Na sua ira ele me despedaçou, e me perseguiu; rangeu os dentes contra mim; o meu adversário aguça os seus olhos contra mim.</text:p>
        <text:p text:style-name="P4">10 Os homens abrem contra mim a boca; com desprezo me ferem nas faces, e contra mim se ajuntam à uma.</text:p>
        <text:p text:style-name="P4">11 Deus me entrega ao ímpio, nas mãos dos iníquos me faz cair.</text:p>
        <text:p text:style-name="P4">12 Descansado estava eu, e ele me quebrantou; e pegou-me pelo pescoço, e me despedaçou; colocou-me por seu alvo;</text:p>
        <text:p text:style-name="P4">13 cercam-me os seus flecheiros. Atravessa-me os rins, e não me poupa; derrama o meu fel pela terra.</text:p>
        <text:p text:style-name="P4">14 Quebranta-me com golpe sobre golpe; arremete contra mim como um guerreiro.</text:p>
        <text:p text:style-name="P4">15 Sobre a minha pele cosi saco, e deitei a minha glória no pó.</text:p>
        <text:p text:style-name="P4">16 O meu rosto todo está inflamado de chorar, e há sombras escuras sobre as minhas pálpebras,</text:p>
        <text:p text:style-name="P4">17 embora não haja violência nas minhas maos, e seja pura a minha oração.</text:p>
        <text:p text:style-name="P4"><text:soft-page-break/>18 ó terra, não cubras o meu sangue, e não haja lugar em que seja abafado o meu clamor!</text:p>
        <text:p text:style-name="P4">19 Eis que agora mesmo a minha testemunha está no céu, e o meu fiador nas alturas.</text:p>
        <text:p text:style-name="P4">20 Os meus amigos zombam de mim; mas os meus olhos se desfazem em lágrimas diante de Deus,</text:p>
        <text:p text:style-name="P4">21 para que ele defenda o direito que o homem tem diante de Deus e o que o filho do homem tem perante, o seu proximo.</text:p>
        <text:p text:style-name="P4">22 Pois quando houver decorrido poucos anos, eu seguirei o caminho por onde não tornarei.</text:p>
      </text:section>
      <text:section text:style-name="Sect1" text:name="Seção404">
        <text:h text:style-name="P2" text:outline-level="2"><text:bookmark text:name="cap1710"/>JÓ-[Capítulo 17]</text:h>
        <text:p text:style-name="P4">1 O meu espírito está quebrantado, os meus dias se extinguem, a sepultura me está preparada!</text:p>
        <text:p text:style-name="P4">2 Deveras estou cercado de zombadores, e os meus olhos contemplam a sua provocação!</text:p>
        <text:p text:style-name="P4">3 Dá-me, peço-te, um penhor, e sê o meu fiador para contigo; quem mais há que me dê a mão?</text:p>
        <text:p text:style-name="P4">4 Porque aos seus corações encobriste o entendimento, pelo que não os exaltarás.</text:p>
        <text:p text:style-name="P4">5 Quem entrega os seus amigos como presa, os olhos de seus filhos desfalecerão.</text:p>
        <text:p text:style-name="P4">6 Mas a mim me pôs por motejo dos povos; tornei-me como aquele em cujo rosto se cospe.</text:p>
        <text:p text:style-name="P4">7 De mágoa se escureceram os meus olhos, e todos os meus membros são como a sombra.</text:p>
        <text:p text:style-name="P4">8 Os retos pasmam disso, e o inocente se levanta contra o ímpio.</text:p>
        <text:p text:style-name="P4">9 Contudo o justo prossegue no seu caminho e o que tem mãos puras vai crescendo em força.</text:p>
        <text:p text:style-name="P4">10 Mas tornai vós todos, e vinde, e sábio nenhum acharei entre vós.</text:p>
        <text:p text:style-name="P4">11 Os meus dias passaram, malograram-se os meus propósitos, as aspirações do meu coração.</text:p>
        <text:p text:style-name="P4">12 Trocam a noite em dia; dizem que a luz está perto das trevas. el,</text:p>
        <text:p text:style-name="P4">13 Se eu olhar <text:span text:style-name="T2">para a sepultura</text:span> como a minha casa, se nas trevas estender a minha cama,</text:p>
        <text:p text:style-name="P4">14 se eu clamar à cova: Tu és meu pai; e aos vermes: Vós sois minha mãe e minha irmã;</text:p>
        <text:p text:style-name="P4">15 onde está então a minha esperança? Sim, a minha esperança, quem a poderá ver?</text:p>
        <text:p text:style-name="P4">16 Acaso descerá comigo até os ferrolhos <text:span text:style-name="T2">da sepultura</text:span>? Descansaremos juntos no pó?</text:p>
      </text:section>
      <text:section text:style-name="Sect1" text:name="Seção405">
        <text:h text:style-name="P2" text:outline-level="2"><text:bookmark text:name="cap1811"/>JÓ-[Capítulo 18]</text:h>
        <text:p text:style-name="P4">1 Então respondeu Bildade, o suíta:</text:p>
        <text:p text:style-name="P4">2 Até quando estareis à procura de palavras? considerai bem, e então falaremos.</text:p>
        <text:p text:style-name="P4"><text:soft-page-break/>3 Por que somos tratados como gado, e como estultos aos vossos olhos?</text:p>
        <text:p text:style-name="P4">4 Oh tu, que te despedaças na tua ira, acaso por amor de ti será abandonada a terra, ou será a rocha removida do seu lugar?</text:p>
        <text:p text:style-name="P4">5 Na verdade, a luz do ímpio se apagará, e não resplandecerá a chama do seu fogo.</text:p>
        <text:p text:style-name="P4">6 A luz se escurecerá na sua tenda, e a lâmpada que está sobre ele se apagará.</text:p>
        <text:p text:style-name="P4">7 Os seus passos firmes se estreitarão, e o seu próprio conselho o derribará.</text:p>
        <text:p text:style-name="P4">8 Pois por seus próprios pés é ele lançado na rede, e pisa nos laços armados.</text:p>
        <text:p text:style-name="P4">9 A armadilha o apanha pelo calcanhar, e o laço o prende;</text:p>
        <text:p text:style-name="P4">10 a corda do mesmo está-lhe escondida na terra, e uma armadilha na vereda.</text:p>
        <text:p text:style-name="P4">11 Terrores o amedrontam de todos os lados, e de perto lhe perseguem os pés.</text:p>
        <text:p text:style-name="P4">12 O seu vigor é diminuído pela fome, e a destruição está pronta ao seu lado.</text:p>
        <text:p text:style-name="P4">13 São devorados os membros do seu corpo; sim, o primogênito da morte devora os seus membros.</text:p>
        <text:p text:style-name="P4">14 Arrancado da sua tenda, em que confiava, é levado ao rei dos terrores.</text:p>
        <text:p text:style-name="P4">15 Na sua tenda habita o que não lhe pertence; espalha-se enxofre sobre a sua habitação.</text:p>
        <text:p text:style-name="P4">16 Por baixo se secam as suas raízes, e por cima são cortados os seus ramos.</text:p>
        <text:p text:style-name="P4">17 A sua memória perece da terra, e pelas praças não tem nome.</text:p>
        <text:p text:style-name="P4">18 É lançado da luz para as trevas, e afugentado do mundo.</text:p>
        <text:p text:style-name="P4">19 Não tem filho nem neto entre o seu povo, e descendente nenhum lhe ficará nas moradas.</text:p>
        <text:p text:style-name="P4">20 Do seu dia pasmam os do ocidente, assim como os do oriente ficam sobressaltados de horror.</text:p>
        <text:p text:style-name="P4">21 Tais são, na verdade, as moradas do, impio, e tal é o lugar daquele que não conhece a Deus.</text:p>
      </text:section>
      <text:section text:style-name="Sect1" text:name="Seção406">
        <text:h text:style-name="P2" text:outline-level="2"><text:bookmark text:name="cap1911"/>JÓ-[Capítulo 19]</text:h>
        <text:p text:style-name="P4">1 Então Jó respondeu:</text:p>
        <text:p text:style-name="P4">2 Até quando afligireis a minha alma, e me atormentareis com palavras?</text:p>
        <text:p text:style-name="P4">3 Já dez vezes me haveis humilhado; não vos envergonhais de me maltratardes?</text:p>
        <text:p text:style-name="P4">4 Embora haja eu, na verdade, errado, comigo fica o meu erro.</text:p>
        <text:p text:style-name="P4">5 Se deveras vos quereis engrandecer contra mim, e me incriminar pela minha vergonha,</text:p>
        <text:p text:style-name="P4">6 sabei então que Deus é o que transtornou a minha causa, e com a sua rede me cercou.</text:p>
        <text:p text:style-name="P4">7 Eis que clamo: Violência! mas não sou ouvido; grito: Socorro! mas não há justiça.</text:p>
        <text:p text:style-name="P4">8 com muros fechou ele o meu caminho, de modo que não posso passar; e pôs trevas nas minhas veredas.</text:p>
        <text:p text:style-name="P4">9 Da minha honra me despojou, e tirou-me da cabeça a coroa.</text:p>
        <text:p text:style-name="P4">10 Quebrou-me de todos os lados, e eu me vou; arrancou a minha esperança, como a, uma árvore.</text:p>
        <text:p text:style-name="P4">11 Acende contra mim a sua ira, e me considera como um de seus adversários.</text:p>
        <text:p text:style-name="P4"><text:soft-page-break/>12 Juntas as suas tropas avançam, levantam contra mim o seu caminho, e se acampam ao redor da minha tenda.</text:p>
        <text:p text:style-name="P4">13 Ele pôs longe de mim os meus irmãos, e os que me conhecem tornaram-se estranhos para mim.</text:p>
        <text:p text:style-name="P4">14 Os meus parentes se afastam, e os meus conhecidos se esquecem de, mim.</text:p>
        <text:p text:style-name="P4">15 Os meus domésticos e as minhas servas me têm por estranho; vim a ser um estrangeiro aos seus olhos.</text:p>
        <text:p text:style-name="P4">16 Chamo ao meu criado, e ele não me responde; tenho que suplicar-lhe com a minha boca.</text:p>
        <text:p text:style-name="P4">17 O meu hÁlito é intolerável à minha mulher; sou repugnante aos filhos de minhã mae.</text:p>
        <text:p text:style-name="P4">18 Até os pequeninos me desprezam; quando me levanto, falam contra mim.</text:p>
        <text:p text:style-name="P4">19 Todos os meus amigos íntimos me abominam, e até os que eu amava se tornaram contra mim.</text:p>
        <text:p text:style-name="P4">20 Os meus ossos se apegam à minha pele e à minha carne, e só escapei com a pele dos meus dentes.</text:p>
        <text:p text:style-name="P4">21 Compadecei-vos de mim, amigos meus; compadecei-vos de mim; pois a mão de Deus me tocou.</text:p>
        <text:p text:style-name="P4">22 Por que me perseguis assim como Deus, e da minha carne não vos fartais?</text:p>
        <text:p text:style-name="P4">23 Oxalá que as minhas palavras fossem escritas! Oxalá que fossem gravadas num livro!</text:p>
        <text:p text:style-name="P4">24 Que, com pena de ferro, e com chumbo, fossem para sempre esculpidas na rocha!</text:p>
        <text:p text:style-name="P4">25 Pois eu sei que o meu Redentor vive, e que por fim se levantará sobre a terra.</text:p>
        <text:p text:style-name="P4">26 E depois de consumida esta minha pele, então fora da minha carne verei a Deus;</text:p>
        <text:p text:style-name="P4">27 vê-lo-ei ao meu lado, e os meus olhos o contemplarão, e não mais como adversário. O meu coração desfalece dentro de mim!</text:p>
        <text:p text:style-name="P4">28 Se disserdes: Como o havemos de perseguir! e que a causa deste mal se acha em mim,</text:p>
        <text:p text:style-name="P4">29 temei vós a espada; porque o furor traz os castigos da espada, para saberdes que há um juízo.</text:p>
      </text:section>
      <text:section text:style-name="Sect1" text:name="Seção407">
        <text:h text:style-name="P2" text:outline-level="2"><text:bookmark text:name="cap2011"/>JÓ-[Capítulo 20]</text:h>
        <text:p text:style-name="P4">1 Então respondeu Zofar, o naamatita:</text:p>
        <text:p text:style-name="P4">2 Ora, os meus pensamentos me fazem responder, e por isso eu me apresso.</text:p>
        <text:p text:style-name="P4">3 Estou ouvindo a tua repreensão, que me envergonha, mas o espírito do meu entendimento responde por mim.</text:p>
        <text:p text:style-name="P4">4 Não sabes tu que desde a antigüidade, desde que o homem foi posto sobre a terra,</text:p>
        <text:p text:style-name="P4">5 o triunfo dos iníquos é breve, e a alegria dos ímpios é apenas dum momento?</text:p>
        <text:p text:style-name="P4">6 Ainda que a sua exaltação suba até o ceu, e a sua cabeça chegue até as nuvens,</text:p>
        <text:p text:style-name="P4">7 contudo, como o seu próprio esterco, perecerá para sempre; e os que o viam perguntarão: Onde está?</text:p>
        <text:p text:style-name="P4"><text:soft-page-break/>8 Dissipar-se-á como um sonho, e não será achado; será afugentado qual uma visão da noite.</text:p>
        <text:p text:style-name="P4">9 Os olhos que o viam não o verão mais, nem o seu lugar o contemplará mais.</text:p>
        <text:p text:style-name="P4">10 Os seus filhos procurarão o favor dos pobres, e as suas mãos restituirão os seus lucros ilícitos.</text:p>
        <text:p text:style-name="P4">11 Os seus ossos estão cheios do vigor da sua juventude, mas este se deitará com ele no pó.</text:p>
        <text:p text:style-name="P4">12 Ainda que o mal lhe seja doce na boca, ainda que ele o esconda debaixo da sua língua,</text:p>
        <text:p text:style-name="P4">13 ainda que não o queira largar, antes o retenha na sua boca,</text:p>
        <text:p text:style-name="P4">14 contudo a sua comida se transforma nas suas entranhas; dentro dele se torna em fel de áspides.</text:p>
        <text:p text:style-name="P4">15 Engoliu riquezas, mas vomitá-las-á; do ventre dele Deus as lançará.</text:p>
        <text:p text:style-name="P4">16 Veneno de áspides sorverá, língua de víbora o matará.</text:p>
        <text:p text:style-name="P4">17 Não verá as correntes, os rios e os ribeiros de mel e de manteiga.</text:p>
        <text:p text:style-name="P4">18 O que adquiriu pelo trabalho, isso restituirá, e não o engolirá; não se regozijará conforme a fazenda que ajuntou.</text:p>
        <text:p text:style-name="P4">19 Pois que oprimiu e desamparou os pobres, e roubou a casa que não edificou.</text:p>
        <text:p text:style-name="P4">20 Porquanto não houve limite à sua cobiça, nada salvará daquilo em que se deleita.</text:p>
        <text:p text:style-name="P4">21 Nada escapou à sua voracidade; pelo que a sua prosperidade não perdurará.</text:p>
        <text:p text:style-name="P4">22 Na plenitude da sua abastança, estará angustiado; toda a força da miséria virá sobre ele.</text:p>
        <text:p text:style-name="P4">23 Mesmo estando ele a encher o seu estômago, Deus mandará sobre ele o ardor da sua ira, que fará chover sobre ele quando for comer.</text:p>
        <text:p text:style-name="P4">24 Ainda que fuja das armas de ferro, o arco de bronze o atravessará.</text:p>
        <text:p text:style-name="P4">25 Ele arranca do seu corpo a flecha, que sai resplandecente do seu fel; terrores vêm sobre ele.</text:p>
        <text:p text:style-name="P4">26 Todas as trevas são reservadas paro os seus tesouros; um fogo não assoprado o consumirá, e devorará o que ficar na sua tenda.</text:p>
        <text:p text:style-name="P4">27 Os céus revelarão a sua iniqüidade, e contra ele a terra se levantará.</text:p>
        <text:p text:style-name="P4">28 As rendas de sua casa ir-se-ão; no dia da ira de Deus todas se derramarão.</text:p>
        <text:p text:style-name="P4">29 Esta, da parte de Deus, é a porção do ímpio; esta é a herança que Deus lhe reserva.</text:p>
      </text:section>
      <text:section text:style-name="Sect1" text:name="Seção408">
        <text:h text:style-name="P2" text:outline-level="2"><text:bookmark text:name="cap2115"/>JÓ-[Capítulo 21]</text:h>
        <text:p text:style-name="P4">1 Então Jó respondeu:</text:p>
        <text:p text:style-name="P4">2 Ouvi atentamente as minhas palavras; seja isto a vossa consolação.</text:p>
        <text:p text:style-name="P4">3 Sofrei-me, e eu falarei; e, havendo eu falado, zombai.</text:p>
        <text:p text:style-name="P4">4 É porventura do homem que eu me queixo? Mas, ainda que assim fosse, não teria motivo de me impacientar?</text:p>
        <text:p text:style-name="P4">5 Olhai para mim, e pasmai, e ponde a mão sobre a boca.</text:p>
        <text:p text:style-name="P4">6 Quando me lembro disto, me perturbo, e a minha carne estremece de horror.</text:p>
        <text:p text:style-name="P4"><text:soft-page-break/>7 Por que razão vivem os ímpios, envelhecem, e ainda se robustecem em poder?</text:p>
        <text:p text:style-name="P4">8 Os seus filhos se estabelecem à vista deles, e os seus descendentes perante os seus olhos.</text:p>
        <text:p text:style-name="P4">9 As suas casas estão em paz, sem temor, e a vara de Deus não está sobre eles.</text:p>
        <text:p text:style-name="P4">10 O seu touro gera, e não falha; pare a sua vaca, e não aborta.</text:p>
        <text:p text:style-name="P4">11 Eles fazem sair os seus pequeninos, como a um rebanho, e suas crianças andam saltando.</text:p>
        <text:p text:style-name="P4">12 Levantam a voz, ao som do tamboril e da harpa, e regozijam-se ao som da flauta.</text:p>
        <text:p text:style-name="P4">13 Na prosperidade passam os seus dias, e num momento descem <text:span text:style-name="T2">a sepultura</text:span>.</text:p>
        <text:p text:style-name="P4">14 Eles dizem a Deus: retira-te de nós, pois não desejamos ter conhecimento dos teus caminhos.</text:p>
        <text:p text:style-name="P4">15 Que é o Todo-Poderoso, para que nós o sirvamos? E que nos aproveitará, se lhe fizermos orações?</text:p>
        <text:p text:style-name="P4">16 Vede, porém, que eles não têm na mão a prosperidade; esteja longe de mim o conselho dos ímpios!</text:p>
        <text:p text:style-name="P4">17 Quantas vezes sucede que se apague a lâmpada dos ímpios? que lhes sobrevenha a sua destruição? que Deus na sua ira lhes reparta dores?</text:p>
        <text:p text:style-name="P4">18 que eles sejam como a palha diante do vento, e como a pragana, que o redemoinho arrebata?</text:p>
        <text:p text:style-name="P4">19 Deus, dizeis vós, reserva a iniqüidade do pai para seus filhos, mas é a ele mesmo que Deus deveria punir, para que o conheça.</text:p>
        <text:p text:style-name="P4">20 Vejam os seus próprios olhos a sua ruina, e beba ele do furor do Todo-Poderoso.</text:p>
        <text:p text:style-name="P4">21 Pois, que lhe importa a sua casa depois de morto, quando lhe for cortado o número dos seus meses?</text:p>
        <text:p text:style-name="P4">22 Acaso se ensinará ciência a Deus, a ele que julga os excelsos?</text:p>
        <text:p text:style-name="P4">23 Um morre em plena prosperidade, inteiramente sossegado e tranqüilo;</text:p>
        <text:p text:style-name="P4">24 com os seus baldes cheios de leite, e a medula dos seus ossos umedecida.</text:p>
        <text:p text:style-name="P4">25 Outro, ao contrário, morre em amargura de alma, não havendo provado do bem.</text:p>
        <text:p text:style-name="P4">26 Juntamente jazem no pó, e os vermes os cobrem.</text:p>
        <text:p text:style-name="P4">27 Eis que conheço os vossos pensamentos, e os maus intentos com que me fazeis injustiça.</text:p>
        <text:p text:style-name="P4">28 Pois dizeis: Onde está a casa do príncipe, e onde a tenda em que morava o ímpio?</text:p>
        <text:p text:style-name="P4">29 Porventura não perguntastes aos viandantes? e não aceitais o seu testemunho,</text:p>
        <text:p text:style-name="P4">30 de que o mau é preservado no dia da destruição, e poupado no dia do furor?</text:p>
        <text:p text:style-name="P4">31 Quem acusará diante dele o seu caminho? e quem lhe dará o pago do que fez?</text:p>
        <text:p text:style-name="P4">32 Ele é levado para a sepultura, e vigiam-lhe o túmulo.</text:p>
        <text:p text:style-name="P4">33 Os torrões do vale lhe são doces, e o seguirão todos os homens, como ele o fez aos inumeráveis que o precederam.</text:p>
        <text:p text:style-name="P4">34 Como, pois, me ofereceis consolações vãs, quando nas vossas respostas só resta falsidade?</text:p>
      </text:section>
      <text:section text:style-name="Sect1" text:name="Seção409">
        <text:h text:style-name="P2" text:outline-level="2"><text:bookmark text:name="cap2213"/>JÓ-[Capítulo 22]</text:h>
        <text:p text:style-name="P4"><text:soft-page-break/>1 Então respondeu Elifaz, o temanita:</text:p>
        <text:p text:style-name="P4">2 Pode o homem ser de algum proveito a Deus? Antes a si mesmo é que o prudenté será proveitoso.</text:p>
        <text:p text:style-name="P4">3 Tem o Todo-Poderoso prazer em que tu sejas justo, ou lucro em que tu faças perfeitos os teus caminhos?</text:p>
        <text:p text:style-name="P4">4 É por causa da tua reverência que te repreende, ou que entra contigo em juízo?</text:p>
        <text:p text:style-name="P4">5 Não é grande a tua malícia, e sem termo as tuas iniqüidades?</text:p>
        <text:p text:style-name="P4">6 Pois sem causa tomaste penhôres a teus irmaos e aos nus despojaste dos vestidos.</text:p>
        <text:p text:style-name="P4">7 Não deste ao cansado água a beber, e ao faminto retiveste o pão.</text:p>
        <text:p text:style-name="P4">8 Mas ao poderoso pertencia a terra, e o homem acatado habitava nela.</text:p>
        <text:p text:style-name="P4">9 Despediste vazias as viúvas, e os braços dos órfãos foram quebrados.</text:p>
        <text:p text:style-name="P4">10 Por isso é que estás cercado de laços, e te perturba um pavor repentino,</text:p>
        <text:p text:style-name="P4">11 ou trevas de modo que nada podes ver, e a inundação de águas te cobre.</text:p>
        <text:p text:style-name="P4">12 Não está Deus na altura do céu? Olha para as mais altas estrelas, quão elevadas estão!</text:p>
        <text:p text:style-name="P4">13 E dizes: Que sabe Deus? Pode ele julgar através da escuridão?</text:p>
        <text:p text:style-name="P4">14 Grossas nuvens o encobrem, de modo que não pode ver; e ele passeia em volta da abóbada do céu.</text:p>
        <text:p text:style-name="P4">15 Queres seguir a vereda antiga, que pisaram os homens iníquos?</text:p>
        <text:p text:style-name="P4">16 Os quais foram arrebatados antes do seu tempo; e o seu fundamento se derramou qual um rio.</text:p>
        <text:p text:style-name="P4">17 Diziam a Deus: retira-te de nós; e ainda: Que é que o Todo-Poderoso nos pode fazer?</text:p>
        <text:p text:style-name="P4">18 Contudo ele encheu de bens as suas casas. Mas longe de mim estejam os conselhos dos ímpios!</text:p>
        <text:p text:style-name="P4">19 Os justos o vêem, e se alegram: e os inocentes escarnecem deles,</text:p>
        <text:p text:style-name="P4">20 dizendo: Na verdade são exterminados os nossos adversários, e o fogo consumiu o que deixaram.</text:p>
        <text:p text:style-name="P4">21 Apega-te, pois, a Deus, e tem paz, e assim te sobrevirá o bem.</text:p>
        <text:p text:style-name="P4">22 Aceita, peço-te, a lei da sua boca, e põe as suas palavras no teu coração.</text:p>
        <text:p text:style-name="P4">23 Se te voltares para o Todo-Poderoso, serás edificado; se lançares a iniqüidade longe da tua tenda,</text:p>
        <text:p text:style-name="P4">24 e deitares o teu tesouro no pó, e o ouro de Ofir entre as pedras dos ribeiros,</text:p>
        <text:p text:style-name="P4">25 então o Todo-Poderoso será o teu tesouro, e a tua prata preciosa.</text:p>
        <text:p text:style-name="P4">26 Pois então te deleitarás no Todo-Poderoso, e levantarás o teu rosto para Deus.</text:p>
        <text:p text:style-name="P4">27 Tu orarás a ele, e ele te ouvirá; e pagarás os teus votos.</text:p>
        <text:p text:style-name="P4">28 Também determinarás algum negócio, e ser-te-á firme, e a luz brilhará em teus caminhos.</text:p>
        <text:p text:style-name="P4">29 Quando te abaterem, dirás: haja exaltação! E Deus salvará ao humilde.</text:p>
        <text:p text:style-name="P4">30 E livrará até o que não é inocente, que será libertado pela pureza de tuas mãos.</text:p>
      </text:section>
      <text:section text:style-name="Sect1" text:name="Seção410">
        <text:h text:style-name="P2" text:outline-level="2"><text:bookmark text:name="cap2313"/>JÓ-[Capítulo 23]</text:h>
        <text:p text:style-name="P4"><text:soft-page-break/>1 Então Jó respondeu:</text:p>
        <text:p text:style-name="P4">2 Ainda hoje a minha queixa está em amargura; o peso da mão dele é maior do que o meu gemido.</text:p>
        <text:p text:style-name="P4">3 Ah, se eu soubesse onde encontrá-lo, e pudesse chegar ao seu tribunal!</text:p>
        <text:p text:style-name="P4">4 Exporia ante ele a minha causa, e encheria a minha boca de argumentos.</text:p>
        <text:p text:style-name="P4">5 Saberia as palavras com que ele me respondesse, e entenderia o que me dissesse.</text:p>
        <text:p text:style-name="P4">6 Acaso contenderia ele comigo segundo a grandeza do seu poder? Não; antes ele me daria ouvidos.</text:p>
        <text:p text:style-name="P4">7 Ali o reto pleitearia com ele, e eu seria absolvido para sempre por meu Juiz.</text:p>
        <text:p text:style-name="P4">8 Eis que vou adiante, mas não está ali; volto para trás, e não o percebo;</text:p>
        <text:p text:style-name="P4">9 procuro-o à esquerda, onde ele opera, mas não o vejo; viro-me para a direita, e não o diviso.</text:p>
        <text:p text:style-name="P4">10 Mas ele sabe o caminho por que eu ando; provando-me ele, sairei como o ouro.</text:p>
        <text:p text:style-name="P4">11 Os meus pés se mantiveram nas suas pisadas; guardei o seu caminho, e não me desviei dele.</text:p>
        <text:p text:style-name="P4">12 Nunca me apartei do preceito dos seus lábios, e escondi no meu peito as palavras da sua boca.</text:p>
        <text:p text:style-name="P4">13 Mas ele está resolvido; quem então pode desviá-lo? E o que ele quiser, isso fará.</text:p>
        <text:p text:style-name="P4">14 Pois cumprirá o que está ordenado a meu respeito, e muitas coisas como estas ainda tem consigo.</text:p>
        <text:p text:style-name="P4">15 Por isso me perturbo diante dele; e quando considero, tenho medo dele.</text:p>
        <text:p text:style-name="P4">16 Deus macerou o meu coração; o Todo-Poderoso me perturbou.</text:p>
        <text:p text:style-name="P4">17 Pois não estou desfalecido por causa das trevas, nem porque a escuridão cobre o meu rosto.</text:p>
      </text:section>
      <text:section text:style-name="Sect1" text:name="Seção411">
        <text:h text:style-name="P2" text:outline-level="2"><text:bookmark text:name="cap2413"/>JÓ-[Capítulo 24]</text:h>
        <text:p text:style-name="P4">1 Por que o Todo-Poderoso não designa tempos? e por que os que o conhecem não vêem os seus dias?</text:p>
        <text:p text:style-name="P4">2 Há os que removem os limites; roubam os rebanhos, e os apascentam.</text:p>
        <text:p text:style-name="P4">3 Levam o jumento do órfão, tomam em penhor o boi da viúva.</text:p>
        <text:p text:style-name="P4">4 Desviam do caminho os necessitados; e os oprimidos da terra juntos se escondem.</text:p>
        <text:p text:style-name="P4">5 Eis que, como jumentos monteses no deserto, saem eles ao seu trabalho, procurando no ermo a presa que lhes sirva de sustento para seus filhos.</text:p>
        <text:p text:style-name="P4">6 No campo segam o seu pasto, e vindimam a vinha do ímpio.</text:p>
        <text:p text:style-name="P4">7 Passam a noite nus, sem roupa, não tendo coberta contra o frio.</text:p>
        <text:p text:style-name="P4">8 Pelas chuvas das montanhas são molhados e, por falta de abrigo, abraçam-se com as rochas.</text:p>
        <text:p text:style-name="P4">9 Há os que arrancam do peito o órfão, e tomam o penhor do pobre;</text:p>
        <text:p text:style-name="P4">10 fazem que estes andem nus, sem roupa, e, embora famintos, carreguem os molhos.</text:p>
        <text:p text:style-name="P4">11 Espremem o azeite dentro dos muros daqueles homens; pisam os seus lagares, e ainda têm sede.</text:p>
        <text:p text:style-name="P4"><text:soft-page-break/>12 Dentro das cidades gemem os moribundos, e a alma dos feridos clama; e contudo Deus não considera o seu clamor.</text:p>
        <text:p text:style-name="P4">13 Há os que se revoltam contra a luz; não conhecem os caminhos dela, e não permanecem nas suas veredas.</text:p>
        <text:p text:style-name="P4">14 O homicida se levanta de madrugada, mata o pobre e o necessitado, e de noite torna-se ladrão.</text:p>
        <text:p text:style-name="P4">15 Também os olhos do adúltero aguardam o crepúsculo, dizendo: Ninguém me verá; e disfarça o rosto.</text:p>
        <text:p text:style-name="P4">16 Nas trevas minam as casas; de dia se conservam encerrados; não conhecem a luz.</text:p>
        <text:p text:style-name="P4">17 Pois para eles a profunda escuridão é a sua manhã; porque são amigos das trevas espessas.</text:p>
        <text:p text:style-name="P4">18 São levados ligeiramente sobre a face das águas; maldita é a sua porção sobre a terra; não tornam pelo caminho das vinhas.</text:p>
        <text:p text:style-name="P4">19 A sequidão e o calor desfazem as, águas da neve; assim faz <text:span text:style-name="T2">sepultura</text:span> aos que pecaram.</text:p>
        <text:p text:style-name="P4">20 A madre se esquecerá dele; os vermes o comerão gostosamente; não será mais lembrado; e a iniqüidade se quebrará como árvore.</text:p>
        <text:p text:style-name="P4">21 Ele despoja a estéril que não dá à luz, e não faz bem à viúva.</text:p>
        <text:p text:style-name="P4">22 Todavia Deus prolonga a vida dos valentes com a sua força; levantam-se quando haviam desesperado da vida.</text:p>
        <text:p text:style-name="P4">23 Se ele lhes dá descanso, estribam-se, nisso; e os seus olhos estão sobre os caminhos deles.</text:p>
        <text:p text:style-name="P4">24 Eles se exaltam, mas logo desaparecem; são abatidos, colhidos como os demais, e cortados como as espigas do trigo.</text:p>
        <text:p text:style-name="P4">25 Se não é assim, quem me desmentirá e desfará as minhas palavras?</text:p>
      </text:section>
      <text:section text:style-name="Sect1" text:name="Seção412">
        <text:h text:style-name="P2" text:outline-level="2"><text:bookmark text:name="cap2513"/>JÓ-[Capítulo 25]</text:h>
        <text:p text:style-name="P4">1 Então respondeu Bildade, o suíta:</text:p>
        <text:p text:style-name="P4">2 Com Deus estão domínio e temor; ele faz reinar a paz nas suas alturas.</text:p>
        <text:p text:style-name="P4">3 Acaso têm número os seus exércitos? E sobre quem não se levanta a sua luz?</text:p>
        <text:p text:style-name="P4">4 Como, pois, pode o homem ser justo diante de Deus, e como pode ser puro aquele que nasce da mulher?</text:p>
        <text:p text:style-name="P4">5 Eis que até a lua não tem brilho, e as estrelas não são puras aos olhos dele;</text:p>
        <text:p text:style-name="P4">6 quanto menos o homem, que é um verme, e o filho do homem, que é um vermezinho!</text:p>
      </text:section>
      <text:section text:style-name="Sect1" text:name="Seção413">
        <text:h text:style-name="P2" text:outline-level="2"><text:bookmark text:name="cap2612"/>JÓ-[Capítulo 26]</text:h>
        <text:p text:style-name="P4">1 Então Jó respondeu:</text:p>
        <text:p text:style-name="P4">2 Como tens ajudado ao que não tem força e sustentado o braço que não tem vigor!</text:p>
        <text:p text:style-name="P4">3 como tens aconselhado ao que não tem sabedoria, e plenamente tens revelado o verdadeiro conhecimento!</text:p>
        <text:p text:style-name="P4">4 Para quem proferiste palavras? E de quem é o espírito que saiu de ti?</text:p>
        <text:p text:style-name="P4"><text:soft-page-break/>5 Os mortos tremem debaixo das águas, com os que ali habitam.</text:p>
        <text:p text:style-name="P4">6 <text:span text:style-name="T3">A sepultura </text:span>está nu<text:span text:style-name="T3">a</text:span> perante Deus, e não há coberta para o Abadom.</text:p>
        <text:p text:style-name="P4">7 Ele estende o norte sobre o vazio; suspende a terra sobre o nada.</text:p>
        <text:p text:style-name="P4">8 Prende as águas em suas densas nuvens, e a nuvem não se rasga debaixo delas.</text:p>
        <text:p text:style-name="P4">9 Encobre a face do seu trono, e sobre ele estende a sua nuvem.</text:p>
        <text:p text:style-name="P4">10 Marcou um limite circular sobre a superfície das águas, onde a luz e as trevas se confinam.</text:p>
        <text:p text:style-name="P4">11 As colunas do céu tremem, e se espantam da sua ameaça.</text:p>
        <text:p text:style-name="P4">12 Com o seu poder fez sossegar o mar, e com o seu entendimento abateu a Raabe.</text:p>
        <text:p text:style-name="P4">13 Pelo seu sopro ornou o céu; a sua mão traspassou a serpente veloz.</text:p>
        <text:p text:style-name="P4">14 Eis que essas coisas são apenas as orlas dos seus caminhos; e quão pequeno é o sussurro que dele, ouvimos! Mas o trovão do seu poder, quem o poderá entender?</text:p>
      </text:section>
      <text:section text:style-name="Sect1" text:name="Seção414">
        <text:h text:style-name="P2" text:outline-level="2"><text:bookmark text:name="cap2710"/>JÓ-[Capítulo 27]</text:h>
        <text:p text:style-name="P4">1 E prosseguindo Jó em seu discurso, disse:</text:p>
        <text:p text:style-name="P4">2 Vive Deus, que me tirou o direito, e o Todo-Poderoso, que me amargurou a alma;</text:p>
        <text:p text:style-name="P4">3 enquanto em mim houver alento, e o sopro de Deus no meu nariz,</text:p>
        <text:p text:style-name="P4">4 não falarão os meus lábios iniqüidade, nem a minha língua pronunciará engano.</text:p>
        <text:p text:style-name="P4">5 Longe de mim que eu vos dê razão; até que eu morra, nunca apartarei de mim a minha integridade.</text:p>
        <text:p text:style-name="P4">6 ë minha justiça me apegarei e não a largarei; o meu coração não reprova dia algum da minha vida.</text:p>
        <text:p text:style-name="P4">7 Seja como o ímpio o meu inimigo, e como o perverso aquele que se levantar contra mim.</text:p>
        <text:p text:style-name="P4">8 Pois qual é a esperança do ímpio, quando Deus o cortar, quando Deus lhe arrebatar a alma?</text:p>
        <text:p text:style-name="P4">9 Acaso Deus lhe ouvirá o clamor, sobrevindo-lhe a tribulação?</text:p>
        <text:p text:style-name="P4">10 Deleitar-se-á no Todo-Poderoso, ou invocará a Deus em todo o tempo?</text:p>
        <text:p text:style-name="P4">11 Ensinar-vos-ei acerca do poder de Deus, e não vos encobrirei o que está com o Todo-Poderoso.</text:p>
        <text:p text:style-name="P4">12 Eis que todos vós já vistes isso; por que, pois, vos entregais completamente à vaidade?</text:p>
        <text:p text:style-name="P4">13 Esta é da parte de Deus a porção do ímpio, e a herança que os opressores recebem do Todo-Poderoso:</text:p>
        <text:p text:style-name="P4">14 Se os seus filhos se multiplicarem, será para a espada; e a sua prole não se fartará de pão.</text:p>
        <text:p text:style-name="P4">15 Os que ficarem dele, pela peste serão sepultados, e as suas viúvas não chorarão.</text:p>
        <text:p text:style-name="P4">16 Embora amontoe prata como pó, e acumule vestes como barro,</text:p>
        <text:p text:style-name="P4">17 ele as pode acumular, mas o justo as vestirá, e o inocente repartirá a prata.</text:p>
        <text:p text:style-name="P4">18 A casa que ele edifica é como a teia da aranha, e como a cabana que o guarda faz.</text:p>
        <text:p text:style-name="P4">19 Rico se deita, mas não o fará mais; abre os seus olhos, e já se foi a sua riqueza.</text:p>
        <text:p text:style-name="P4"><text:soft-page-break/>20 Pavores o alcançam como um dilúvio; de noite o arrebata a tempestade.</text:p>
        <text:p text:style-name="P4">21 O vento oriental leva-o, e ele se vai; sim, varre-o com ímpeto do seu lugar:</text:p>
        <text:p text:style-name="P4">22 Pois atira contra ele, e não o poupa, e ele foge precipitadamente do seu poder.</text:p>
        <text:p text:style-name="P4">23 Bate palmas contra ele, e assobia contra ele do seu lugar.</text:p>
      </text:section>
      <text:section text:style-name="Sect1" text:name="Seção415">
        <text:h text:style-name="P2" text:outline-level="2"><text:bookmark text:name="cap286"/>JÓ-[Capítulo 28]</text:h>
        <text:p text:style-name="P4">1 Na verdade, há minas donde se extrai a prata, e também lugar onde se refina o ouro:</text:p>
        <text:p text:style-name="P4">2 O ferro tira-se da terra, e da pedra se funde o cobre.</text:p>
        <text:p text:style-name="P4">3 Os homens põem termo às trevas, e até os últimos confins exploram as pedras na escuridão e nas trevas mais densas.</text:p>
        <text:p text:style-name="P4">4 Abrem um poço de mina longe do lugar onde habitam; são esquecidos pelos viajantes, ficando pendentes longe dos homens, e oscilam de um lado para o outro.</text:p>
        <text:p text:style-name="P4">5 Quanto à terra, dela procede o pão, mas por baixo é revolvida como por fogo.</text:p>
        <text:p text:style-name="P4">6 As suas pedras são o lugar de safiras, e têm pó de ouro.</text:p>
        <text:p text:style-name="P4">7 A ave de rapina não conhece essa vereda, e não a viram os olhos do falcão.</text:p>
        <text:p text:style-name="P4">8 Nunca a pisaram feras altivas, nem o feroz leão passou por ela.</text:p>
        <text:p text:style-name="P4">9 O homem estende a mão contra a pederneira, e revolve os montes desde as suas raízes.</text:p>
        <text:p text:style-name="P4">10 Corta canais nas pedras, e os seus olhos descobrem todas as coisas preciosas.</text:p>
        <text:p text:style-name="P4">11 Ele tapa os veios d'água para que não gotejem; e tira para a luz o que estava escondido.</text:p>
        <text:p text:style-name="P4">12 Mas onde se achará a sabedoria? E onde está o lugar do entendimento?</text:p>
        <text:p text:style-name="P4">13 O homem não lhe conhece o caminho; nem se acha ela na terra dos viventes.</text:p>
        <text:p text:style-name="P4">14 O abismo diz: Não está em mim; e o mar diz: Ela não está comigo.</text:p>
        <text:p text:style-name="P4">15 Não pode ser comprada com ouro fino, nem a peso de prata se trocará.</text:p>
        <text:p text:style-name="P4">16 Nem se pode avaliar em ouro fino de Ofir, nem em pedras preciosas de berilo, ou safira.</text:p>
        <text:p text:style-name="P4">17 Com ela não se pode comparar o ouro ou o vidro; nem se trocara por jóias de ouro fino.</text:p>
        <text:p text:style-name="P4">18 Não se fará menção de coral nem de cristal; porque a aquisição da sabedoria é melhor que a das pérolas.</text:p>
        <text:p text:style-name="P4">19 Não se lhe igualará o topázio da Etiópia, nem se pode comprar por ouro puro.</text:p>
        <text:p text:style-name="P4">20 Donde, pois, vem a sabedoria? Onde está o lugar do entendimento?</text:p>
        <text:p text:style-name="P4">21 Está encoberta aos olhos de todo vivente, e oculta às aves do céu.</text:p>
        <text:p text:style-name="P4">22 O Abadom e a morte dizem: Ouvimos com os nossos ouvidos um rumor dela.</text:p>
        <text:p text:style-name="P4">23 Deus entende o seu caminho, e ele sabe o seu lugar.</text:p>
        <text:p text:style-name="P4">24 Porque ele perscruta até as extremidades da terra, sim, ele vê tudo o que há debaixo do céu.</text:p>
        <text:p text:style-name="P4">25 Quando regulou o peso do vento, e fixou a medida das águas;</text:p>
        <text:p text:style-name="P4">26 quando prescreveu leis para a chuva e caminho para o relâmpago dos trovões;</text:p>
        <text:p text:style-name="P4"><text:soft-page-break/>27 então viu a sabedoria e a manifestou; estabeleceu-a, e também a esquadrinhou.</text:p>
        <text:p text:style-name="P4">28 E disse ao homem: Eis que o temor de Iavé é a sabedoria, e o apartar-se do mal é o entendimento.</text:p>
      </text:section>
      <text:section text:style-name="Sect1" text:name="Seção416">
        <text:h text:style-name="P2" text:outline-level="2"><text:bookmark text:name="cap296"/>JÓ-[Capítulo 29]</text:h>
        <text:p text:style-name="P4">1 E prosseguindo Jó no seu discurso, disse:</text:p>
        <text:p text:style-name="P4">2 Ah! quem me dera ser como eu fui nos meses do passado, como nos dias em que Deus me guardava;</text:p>
        <text:p text:style-name="P4">3 quando a sua lâmpada luzia sobre o minha cabeça, e eu com a sua luz caminhava através das trevas;</text:p>
        <text:p text:style-name="P4">4 como era nos dias do meu vigor, quando o íntimo favor de Deus estava sobre a minha tenda;</text:p>
        <text:p text:style-name="P4">5 quando o Todo-Poderoso ainda estava comigo, e os meus filhos em redor de mim;</text:p>
        <text:p text:style-name="P4">6 quando os meus passos eram banhados em leite, e a rocha me deitava ribeiros de azeite!</text:p>
        <text:p text:style-name="P4">7 Quando eu saía para a porta da cidade, e na praça preparava a minha cadeira,</text:p>
        <text:p text:style-name="P4">8 os moços me viam e se escondiam, e os idosos se levantavam e se punham em pé;</text:p>
        <text:p text:style-name="P4">9 os príncipes continham as suas palavras, e punham a mão sobre a sua boca;</text:p>
        <text:p text:style-name="P4">10 a voz dos nobres emudecia, e a língua se lhes pegava ao paladar.</text:p>
        <text:p text:style-name="P4">11 Pois, ouvindo-me algum ouvido, me tinha por bem-aventurado; e vendo-me algum olho, dava testemunho de mim;</text:p>
        <text:p text:style-name="P4">12 porque eu livrava o miserável que clamava, e o órfão que não tinha quem o socorresse.</text:p>
        <text:p text:style-name="P4">13 A bênção do que estava a perecer vinha sobre mim, e eu fazia rejubilar-se o coração da viúva.</text:p>
        <text:p text:style-name="P4">14 vestia-me da retidão, e ela se vestia de mim; como manto e diadema era a minha justiça.</text:p>
        <text:p text:style-name="P4">15 Fazia-me olhos para o cego, e pés para o coxo;</text:p>
        <text:p text:style-name="P4">16 dos necessitados era pai, e a causa do que me era desconhecido examinava com diligência.</text:p>
        <text:p text:style-name="P4">17 E quebrava os caninos do perverso, e arrancava-lhe a presa dentre os dentes.</text:p>
        <text:p text:style-name="P4">18 Então dizia eu: No meu ninho expirarei, e multiplicarei os meus dias como a areia;</text:p>
        <text:p text:style-name="P4">19 as minhas raízes se estendem até as águas, e o orvalho fica a noite toda sobre os meus ramos;</text:p>
        <text:p text:style-name="P4">20 a minha honra se renova em mim, e o meu arco se revigora na minhã mão.</text:p>
        <text:p text:style-name="P4">21 A mim me ouviam e esperavam, e em silêncio atendiam ao meu conselho.</text:p>
        <text:p text:style-name="P4">22 Depois de eu falar, nada replicavam, e minha palavra destilava sobre eles;</text:p>
        <text:p text:style-name="P4">23 esperavam-me como à chuva; e abriam a sua boca como à chuva tardia.</text:p>
        <text:p text:style-name="P4">24 Eu lhes sorria quando não tinham confiança; e não desprezavam a luz do meu rosto;</text:p>
        <text:p text:style-name="P4">25 eu lhes escolhia o caminho, assentava-me como chefe, e habitava como rei entre as suas tropas, como aquele que consola os aflitos.</text:p>
      </text:section>
      <text:section text:style-name="Sect1" text:name="Seção417">
        <text:h text:style-name="P2" text:outline-level="2"><text:bookmark text:name="cap305"/><text:soft-page-break/>JÓ-[Capítulo 30]</text:h>
        <text:p text:style-name="P4">1 Mas agora zombam de mim os de menos idade do que eu, cujos pais teria eu desdenhado de pôr com os cães do meu rebanho.</text:p>
        <text:p text:style-name="P4">2 Pois de que me serviria a força das suas mãos, homens nos quais já pereceu o vigor?</text:p>
        <text:p text:style-name="P4">3 De míngua e fome emagrecem; andam roendo pelo deserto, lugar de ruínas e desolação.</text:p>
        <text:p text:style-name="P4">4 Apanham malvas junto aos arbustos, e o seu mantimento são as raízes dos zimbros.</text:p>
        <text:p text:style-name="P4">5 São expulsos do meio dos homens, que gritam atrás deles, como atrás de um ladrão.</text:p>
        <text:p text:style-name="P4">6 Têm que habitar nos desfiladeiros sombrios, nas cavernas da terra e dos penhascos.</text:p>
        <text:p text:style-name="P4">7 Bramam entre os arbustos, ajuntam-se debaixo das urtigas.</text:p>
        <text:p text:style-name="P4">8 São filhos de insensatos, filhos de gente sem nome; da terra foram enxotados.</text:p>
        <text:p text:style-name="P4">9 Mas agora vim a ser a sua canção, e lhes sirvo de provérbio.</text:p>
        <text:p text:style-name="P4">10 Eles me abominam, afastam-se de mim, e no meu rosto não se privam de cuspir.</text:p>
        <text:p text:style-name="P4">11 Porquanto Deus desatou a minha corda e me humilhou, eles sacudiram de si o freio perante o meu rosto.</text:p>
        <text:p text:style-name="P4">12 ë direita levanta-se gente vil; empurram os meus pés, e contra mim erigem os seus caminhos de destruição.</text:p>
        <text:p text:style-name="P4">13 Estragam a minha vereda, promovem a minha calamidade; não há quem os detenha.</text:p>
        <text:p text:style-name="P4">14 Vêm como por uma grande brecha, por entre as ruínas se precipitam.</text:p>
        <text:p text:style-name="P4">15 Sobrevieram-me pavores; é perseguida a minha honra como pelo vento; e como nuvem passou a minha felicidade.</text:p>
        <text:p text:style-name="P4">16 E agora dentro de mim se derrama a minha alma; os dias da aflição se apoderaram de mim.</text:p>
        <text:p text:style-name="P4">17 De noite me são traspassados os ossos, e o mal que me corrói não descansa.</text:p>
        <text:p text:style-name="P4">18 Pela violência do mal está desfigurada a minha veste; como a gola da minha túnica, me aperta.</text:p>
        <text:p text:style-name="P4">19 Ele me lançou na lama, e fiquei semelhante ao pó e à cinza.</text:p>
        <text:p text:style-name="P4">20 Clamo a ti, e não me respondes; ponho-me em pé, e não atentas para mim.</text:p>
        <text:p text:style-name="P4">21 Tornas-te cruel para comigo; com a força da tua mão me persegues.</text:p>
        <text:p text:style-name="P4">22 Levantas-me sobre o vento, fazes-me cavalgar sobre ele, e dissolves-me na tempestade.</text:p>
        <text:p text:style-name="P4">23 Pois eu sei que me levarás à morte, e à casa do ajuntamento destinada a todos os viventes.</text:p>
        <text:p text:style-name="P4">24 Contudo não estende a mão quem está a cair? ou não clama por socorro na sua calamidade?</text:p>
        <text:p text:style-name="P4">25 Não chorava eu sobre aquele que estava aflito? ou não se angustiava a minha alma pelo necessitado?</text:p>
        <text:p text:style-name="P4"><text:soft-page-break/>26 Todavia aguardando eu o bem, eis que me veio o mal, e esperando eu a luz, veio a escuridão.</text:p>
        <text:p text:style-name="P4">27 As minhas entranhas fervem e não descansam; os dias da aflição me surpreenderam.</text:p>
        <text:p text:style-name="P4">28 Denegrido ando, mas não do sol; levanto-me na congregação, e clamo por socorro.</text:p>
        <text:p text:style-name="P4">29 Tornei-me irmão dos chacais, e companheiro dos avestruzes.</text:p>
        <text:p text:style-name="P4">30 A minha pele enegrece e se me cai, e os meus ossos estão queimados do calor.</text:p>
        <text:p text:style-name="P4">31 Pelo que se tornou em pranto a minha harpa, e a minha flauta em voz dos que choram.</text:p>
      </text:section>
      <text:section text:style-name="Sect1" text:name="Seção418">
        <text:h text:style-name="P2" text:outline-level="2"><text:bookmark text:name="cap3111"/>JÓ-[Capítulo 31]</text:h>
        <text:p text:style-name="P4">1 Fiz pacto com os meus olhos; como, pois, os fixaria numa virgem?</text:p>
        <text:p text:style-name="P4">2 Pois que porção teria eu de Deus lá de cima, e que herança do Todo-Poderoso lá do alto?</text:p>
        <text:p text:style-name="P4">3 Não é a destruição para o perverso, e o desastre para os obradores da iniqüidade?</text:p>
        <text:p text:style-name="P4">4 Não vê ele os meus caminhos, e não conta todos os meus passos?</text:p>
        <text:p text:style-name="P4">5 Se eu tenho andado com falsidade, e se o meu pé se tem apressado após o engano</text:p>
        <text:p text:style-name="P4">6 (pese-me Deus em balanças fiéis, e conheça a minha integridade);</text:p>
        <text:p text:style-name="P4">7 se os meus passos se têm desviado do caminho, e se o meu coraçao tem seguido os meus olhos, e se qualquer mancha se tem pegado às minhas mãos;</text:p>
        <text:p text:style-name="P4">8 então semeie eu e outro coma, e seja arrancado o produto do meu campo.</text:p>
        <text:p text:style-name="P4">9 Se o meu coração se deixou seduzir por causa duma mulher, ou se eu tenho armado traição à porta do meu próximo,</text:p>
        <text:p text:style-name="P4">10 então moa minha mulher para outro, e outros se encurvem sobre ela.</text:p>
        <text:p text:style-name="P4">11 Pois isso seria um crime infame; sim, isso seria uma iniqüidade para ser punida pelos juízes;</text:p>
        <text:p text:style-name="P4">12 porque seria fogo que consome até Abadom, e desarraigaria toda a minha renda.</text:p>
        <text:p text:style-name="P4">13 Se desprezei o direito do meu servo ou da minha serva, quando eles pleitearam comigo,</text:p>
        <text:p text:style-name="P4">14 então que faria eu quando Deus se levantasse? E quando ele me viesse inquirir, que lhe responderia?</text:p>
        <text:p text:style-name="P4">15 Aquele que me formou no ventre não o fez também a meu servo? E não foi um que nos plasmou na madre?</text:p>
        <text:p text:style-name="P4">16 Se tenho negado aos pobres o que desejavam, ou feito desfalecer os olhos da viúva,</text:p>
        <text:p text:style-name="P4">17 ou se tenho comido sozinho o meu bocado, e não tem comido dele o órfão também</text:p>
        <text:p text:style-name="P4">18 (pois desde a minha mocidade o órfão cresceu comigo como com seu pai, e a viúva, tenho-a guiado desde o ventre de minha mãe);</text:p>
        <text:p text:style-name="P4">19 se tenho visto alguém perecer por falta de roupa, ou o necessitado não ter com que se cobrir;</text:p>
        <text:p text:style-name="P4"><text:soft-page-break/>20 se os seus lombos não me abençoaram, se ele não se aquentava com os velos dos meus cordeiros;</text:p>
        <text:p text:style-name="P4">21 se levantei a minha mão contra o órfao, porque na porta via a minha ajuda;</text:p>
        <text:p text:style-name="P4">22 então caia do ombro a minha espádua, e separe-se o meu braço da sua juntura.</text:p>
        <text:p text:style-name="P4">23 Pois a calamidade vinda de Deus seria para mim um horror, e eu não poderia suportar a sua majestade.</text:p>
        <text:p text:style-name="P4">24 Se do ouro fiz a minha esperança, ou disse ao ouro fino: Tu és a minha confiança;</text:p>
        <text:p text:style-name="P4">25 se me regozijei por ser grande a minha riqueza, e por ter a minha mão alcança o muito;</text:p>
        <text:p text:style-name="P4">26 se olhei para o sol, quando resplandecia, ou para a lua, quando ela caminhava em esplendor,</text:p>
        <text:p text:style-name="P4">27 e o meu coração se deixou enganar em oculto, e a minha boca beijou a minha mão;</text:p>
        <text:p text:style-name="P4">28 isso também seria uma iniqüidade para ser punida pelos juízes; pois assim teria negado a Deus que está lá em cima.</text:p>
        <text:p text:style-name="P4">29 Se me regozijei com a ruína do que me tem ódio, e se exultei quando o mal lhe sobreveio</text:p>
        <text:p text:style-name="P4">30 (mas eu não deixei pecar a minha boca, pedindo com imprecação a sua morte);</text:p>
        <text:p text:style-name="P4">31 se as pessoas da minha tenda não disseram: Quem há que não se tenha saciado com carne provida por ele?</text:p>
        <text:p text:style-name="P4">32 O estrangeiro não passava a noite na rua; mas eu abria as minhas portas ao viandante;</text:p>
        <text:p text:style-name="P4">33 se, como Adão, encobri as minhas transgressões, ocultando a minha iniqüidade no meu seio,</text:p>
        <text:p text:style-name="P4">34 porque tinha medo da grande multidão, e o desprezo das famílias me aterrorizava, de modo que me calei, e não saí da porta...</text:p>
        <text:p text:style-name="P4">35 Ah! quem me dera um que me ouvisse! Eis a minha defesa, que me responda o Todo-Poderoso! Oxalá tivesse eu a acusação escrita pelo meu adversário!</text:p>
        <text:p text:style-name="P4">36 Por certo eu a levaria sobre o ombro, sobre mim a ataria como coroa.</text:p>
        <text:p text:style-name="P4">37 Eu lhe daria conta dos meus passos; como príncipe me chegaria a ele</text:p>
        <text:p text:style-name="P4">38 Se a minha terra clamar contra mim, e se os seus sulcos juntamente chorarem;</text:p>
        <text:p text:style-name="P4">39 se comi os seus frutos sem dinheiro, ou se fiz que morressem os seus donos;</text:p>
        <text:p text:style-name="P4">40 por trigo me produza cardos, e por cevada joio. Acabaram-se as palavras de Jó.</text:p>
      </text:section>
      <text:section text:style-name="Sect1" text:name="Seção419">
        <text:h text:style-name="P2" text:outline-level="2"><text:bookmark text:name="cap329"/>JÓ-[Capítulo 32]</text:h>
        <text:p text:style-name="P4">1 E aqueles três homens cessaram de responder a Jó; porque era justo aos seus próprios olhos.</text:p>
        <text:p text:style-name="P4">2 Então se acendeu a ira de Eliú, filho de Baraquel, o buzita, da família de Rão; acendeu-se a sua ira contra Jó, porque este se justificava a si mesmo, e não a Deus.</text:p>
        <text:p text:style-name="P4">3 Também contra os seus três amigos se acendeu a sua ira, porque não tinham achado o que responder, e contudo tinham condenado a Jó.</text:p>
        <text:p text:style-name="P4">4 Ora, Eliú havia esperado para falar a Jó, porque eles eram mais idosos do que ele.</text:p>
        <text:p text:style-name="P4"><text:soft-page-break/>5 Quando, pois, Eliú viu que não havia resposta na boca daqueles três homens, acendeu-se-lhe a ira.</text:p>
        <text:p text:style-name="P4">6 Então respondeu Eliú, filho de Baraquel, o buzita, dizendo: Eu sou de pouca idade, e vós sois, idosos; arreceei-me e temi de vos declarar a minha opinião.</text:p>
        <text:p text:style-name="P4">7 Dizia eu: Falem os dias, e a multidão dos anos ensine a sabedoria.</text:p>
        <text:p text:style-name="P4">8 Há, porém, um espírito no homem, e o sopro do Todo-Poderoso o faz entendido.</text:p>
        <text:p text:style-name="P4">9 Não são os velhos que são os sábios, nem os anciãos que entendem o que é reto.</text:p>
        <text:p text:style-name="P4">10 Pelo que digo: Ouvi-me, e também eu declararei a minha opinião.</text:p>
        <text:p text:style-name="P4">11 Eis que aguardei as vossas palavras, escutei as vossas considerações, enquanto buscáveis o que dizer.</text:p>
        <text:p text:style-name="P4">12 Eu, pois, vos prestava toda a minha atenção, e eis que não houve entre vós quem convencesse a Jó, nem quem respondesse às suas palavras;</text:p>
        <text:p text:style-name="P4">13 pelo que não digais: Achamos a sabedoria; Deus é que pode derrubá-lo, e não o homem.</text:p>
        <text:p text:style-name="P4">14 Ora ele não dirigiu contra mim palavra alguma, nem lhe responderei com as vossas palavras.</text:p>
        <text:p text:style-name="P4">15 Estão pasmados, não respondem mais; faltam-lhes as palavras.</text:p>
        <text:p text:style-name="P4">16 Hei de eu esperar, porque eles não falam, porque já pararam, e não respondem mais?</text:p>
        <text:p text:style-name="P4">17 Eu também darei a minha resposta; eu também declararei a minha opinião.</text:p>
        <text:p text:style-name="P4">18 Pois estou cheio de palavras; o espírito dentro de mim me constrange.</text:p>
        <text:p text:style-name="P4">19 Eis que o meu peito é como o mosto, sem respiradouro, como odres novos que estão para arrebentar.</text:p>
        <text:p text:style-name="P4">20 Falarei, para que ache alívio; abrirei os meus lábios e responderei:</text:p>
        <text:p text:style-name="P4">21 Que não faça eu acepção de pessoas, nem use de lisonjas para com o homem.</text:p>
        <text:p text:style-name="P4">22 Porque não sei usar de lisonjas; do contrário, em breve me levaria o meu Criador.</text:p>
      </text:section>
      <text:section text:style-name="Sect1" text:name="Seção420">
        <text:h text:style-name="P2" text:outline-level="2"><text:bookmark text:name="cap334"/>JÓ-[Capítulo 33]</text:h>
        <text:p text:style-name="P4">1 Ouve, pois, as minhas palavras, ó Jó, e dá ouvidos a todas as minhas declaraçoes.</text:p>
        <text:p text:style-name="P4">2 Eis que já abri a minha boca; já falou a minha língua debaixo do meu paladar.</text:p>
        <text:p text:style-name="P4">3 As minhas palavras declaram a integridade do meu coração, e os meus lábios falam com sinceridade o que sabem.</text:p>
        <text:p text:style-name="P4">4 O Espírito de Deus me fez, e o sopro do Todo-Poderoso me dá vida.</text:p>
        <text:p text:style-name="P4">5 Se podes, responde-me; põe as tuas palavras em ordem diante de mim; apresenta-te.</text:p>
        <text:p text:style-name="P4">6 Eis que diante de Deus sou o que tu és; eu também fui formado do barro.</text:p>
        <text:p text:style-name="P4">7 Eis que não te perturbará nenhum medo de mim, nem será pesada sobre ti a minha mão.</text:p>
        <text:p text:style-name="P4">8 Na verdade tu falaste aos meus ouvidos, e eu ouvi a voz das tuas palavras. Dizias:</text:p>
        <text:p text:style-name="P4">9 Limpo estou, sem transgressão; puro sou, e não há em mim iniqüidade.</text:p>
        <text:p text:style-name="P4">10 Eis que Deus procura motivos de inimizade contra mim, e me considera como o seu inimigo.</text:p>
        <text:p text:style-name="P4"><text:soft-page-break/>11 Põe no tronco os meus pés, e observa todas as minhas veredas.</text:p>
        <text:p text:style-name="P4">12 Eis que nisso não tens razão; eu te responderei; porque Deus e maior do que o homem.</text:p>
        <text:p text:style-name="P4">13 Por que razão contendes com ele por não dar conta dos seus atos?</text:p>
        <text:p text:style-name="P4">14 Pois Deus fala de um modo, e ainda de outro se o homem não lhe atende.</text:p>
        <text:p text:style-name="P4">15 Em sonho ou em visão de noite, quando cai sono profundo sobre os homens, quando adormecem na cama;</text:p>
        <text:p text:style-name="P4">16 então abre os ouvidos dos homens, e os atemoriza com avisos,</text:p>
        <text:p text:style-name="P4">17 para apartar o homem do seu desígnio, e esconder do homem a soberba;</text:p>
        <text:p text:style-name="P4">18 para reter a sua alma da cova, e a sua vida de passar pela espada.</text:p>
        <text:p text:style-name="P4">19 Também é castigado na sua cama com dores, e com incessante contenda nos seus ossos;</text:p>
        <text:p text:style-name="P4">20 de modo que a sua vida abomina o pão, e a sua alma a comida apetecível.</text:p>
        <text:p text:style-name="P4">21 Consome-se a sua carne, de maneira que desaparece, e os seus ossos, que não se viam, agora aparecem.</text:p>
        <text:p text:style-name="P4">22 A sua alma se vai chegando à cova, e a sua vida aos que trazem a morte.</text:p>
        <text:p text:style-name="P4">23 Se com ele, pois, houver um anjo, um intérprete, um entre mil, para declarar ao homem o que lhe é justo,</text:p>
        <text:p text:style-name="P4">24 então terá compaixão dele, e lhe dirá: Livra-o, para que não desça à cova; já achei resgate.</text:p>
        <text:p text:style-name="P4">25 Sua carne se reverdecerá mais do que na sua infância; e ele tornará aos dias da sua juventude.</text:p>
        <text:p text:style-name="P4">26 Deveras orará a Deus, que lhe será propício, e o fará ver a sua face com júbilo, e restituirá ao homem a sua justiça.</text:p>
        <text:p text:style-name="P4">27 Cantará diante dos homens, e dirá: Pequei, e perverti o direito, o que de nada me aproveitou.</text:p>
        <text:p text:style-name="P4">28 Mas Deus livrou a minha alma de ir para a cova, e a minha vida verá a luz.</text:p>
        <text:p text:style-name="P4">29 Eis que tudo isto Deus faz duas e três vezes para com o homem,</text:p>
        <text:p text:style-name="P4">30 para reconduzir a sua alma da cova, a fim de que seja iluminado com a luz dos viventes.</text:p>
        <text:p text:style-name="P4">31 Escuta, pois, ó Jó, ouve-me; cala-te, e eu falarei.</text:p>
        <text:p text:style-name="P4">32 Se tens alguma coisa que dizer, responde-me; fala, porque desejo justificar-te.</text:p>
        <text:p text:style-name="P4">33 Se não, escuta-me tu; cala-te, e ensinar-te-ei a sabedoria.</text:p>
      </text:section>
      <text:section text:style-name="Sect1" text:name="Seção421">
        <text:h text:style-name="P2" text:outline-level="2"><text:bookmark text:name="cap344"/>JÓ-[Capítulo 34]</text:h>
        <text:p text:style-name="P4">1 Prosseguiu Eliú, dizendo:</text:p>
        <text:p text:style-name="P4">2 Ouvi, vós, sábios, as minhas palavras; e vós, entendidos, inclinai os ouvidos para mim.</text:p>
        <text:p text:style-name="P4">3 Pois o ouvido prova as palavras, como o paladar experimenta a comida.</text:p>
        <text:p text:style-name="P4">4 O que é direito escolhamos para nós; e conheçamos entre nós o que é bom.</text:p>
        <text:p text:style-name="P4">5 Pois Jó disse: Sou justo, e Deus tirou-me o direito.</text:p>
        <text:p text:style-name="P4"><text:soft-page-break/>6 Apesar do meu direito, sou considerado mentiroso; a minha ferida é incurável, embora eu esteja sem transgressão.</text:p>
        <text:p text:style-name="P4">7 Que homem há como Jó, que bebe o escárnio como água,</text:p>
        <text:p text:style-name="P4">8 que anda na companhia dos malfeitores, e caminha com homens ímpios?</text:p>
        <text:p text:style-name="P4">9 Porque disse: De nada aproveita ao homem o comprazer-se em Deus.</text:p>
        <text:p text:style-name="P4">10 Pelo que ouvi-me, vós homens de entendimento: longe de Deus o praticar a maldade, e do Todo-Poderoso o cometer a iniqüidade!</text:p>
        <text:p text:style-name="P4">11 Pois, segundo a obra do homem, ele lhe retribui, e faz a cada um segundo o seu caminho.</text:p>
        <text:p text:style-name="P4">12 Na verdade, Deus não procederá impiamente, nem o Todo-Poderoso perverterá o juízo.</text:p>
        <text:p text:style-name="P4">13 Quem lhe entregou o governo da terra? E quem lhe deu autoridade sobre o mundo todo?</text:p>
        <text:p text:style-name="P4">14 Se ele retirasse para si o seu espírito, e recolhesse para si o seu fôlego,</text:p>
        <text:p text:style-name="P4">15 toda a carne juntamente expiraria, e o homem voltaria para o pó.</text:p>
        <text:p text:style-name="P4">16 Se, pois, há em ti entendimento, ouve isto, inclina os ouvidos às palavras que profiro.</text:p>
        <text:p text:style-name="P4">17 Acaso quem odeia o direito governará? Quererás tu condenar aquele que é justo e poderoso?</text:p>
        <text:p text:style-name="P4">18 aquele que diz a um rei: ó vil? e aos príncipes: ó ímpios?</text:p>
        <text:p text:style-name="P4">19 que não faz acepção das pessoas de príncipes, nem estima o rico mais do que o pobre; porque todos são obra de suas mãos?</text:p>
        <text:p text:style-name="P4">20 Eles num momento morrem; e à meia-noite os povos são perturbados, e passam, e os poderosos são levados não por mão humana.</text:p>
        <text:p text:style-name="P4">21 Porque os seus olhos estão sobre os caminhos de cada um, e ele vê todos os seus passos.</text:p>
        <text:p text:style-name="P4">22 Não há escuridão nem densas trevas, onde se escondam os obradores da iniqüidade.</text:p>
        <text:p text:style-name="P4">23 Porque Deus não precisa observar por muito tempo o homem para que este compareça perante ele em juízo.</text:p>
        <text:p text:style-name="P4">24 Ele quebranta os fortes, sem inquiriçao, e põe outros em lugar deles.</text:p>
        <text:p text:style-name="P4">25 Pois conhecendo ele as suas obras, de noite os transtorna, e ficam esmagados.</text:p>
        <text:p text:style-name="P4">26 Ele os fere como ímpios, à vista dos circunstantes;</text:p>
        <text:p text:style-name="P4">27 porquanto se desviaram dele, e não quiseram compreender nenhum de seus caminhos,</text:p>
        <text:p text:style-name="P4">28 de sorte que o clamor do pobre subisse até ele, e que ouvisse o clamor dos aflitos.</text:p>
        <text:p text:style-name="P4">29 Se ele dá tranqüilidade, quem então o condenará? Se ele encobrir o rosto, quem então o poderá contemplar, quer seja uma nação, quer seja um homem só?</text:p>
        <text:p text:style-name="P4">30 para que o ímpio não reine, e não haja quem iluda o povo.</text:p>
        <text:p text:style-name="P4">31 Pois, quem jamais disse a Deus: Sofri, ainda que não pequei;</text:p>
        <text:p text:style-name="P4">32 o que não vejo, ensina-me tu; se fiz alguma maldade, nunca mais a hei de fazer?</text:p>
        <text:p text:style-name="P4"><text:soft-page-break/>33 Será a sua recompensa como queres, para que a recuses? Pois tu tens que fazer a escolha, e não eu; portanto fala o que sabes.</text:p>
        <text:p text:style-name="P4">34 Os homens de entendimento dir-me-ão, e o varão sábio, que me ouvir:</text:p>
        <text:p text:style-name="P4">35 Jó fala sem conhecimento, e às suas palavras falta sabedoria.</text:p>
        <text:p text:style-name="P4">36 Oxalá que Jó fosse provado até o fim; porque responde como os iníquos.</text:p>
        <text:p text:style-name="P4">37 Porque ao seu pecado acrescenta a rebelião; entre nós bate as palmas, e multiplica contra Deus as suas palavras.</text:p>
      </text:section>
      <text:section text:style-name="Sect1" text:name="Seção422">
        <text:h text:style-name="P2" text:outline-level="2"><text:bookmark text:name="cap353"/>JÓ-[Capítulo 35]</text:h>
        <text:p text:style-name="P4">1 Disse mais Eliú:</text:p>
        <text:p text:style-name="P4">2 Tens por direito dizeres: Maior é a minha justiça do que a de Deus?</text:p>
        <text:p text:style-name="P4">3 Porque dizes: Que me aproveita? Que proveito tenho mais do que se eu tivera pecado?</text:p>
        <text:p text:style-name="P4">4 Eu te darei respostas, a ti e aos teus amigos contigo.</text:p>
        <text:p text:style-name="P4">5 Atenta para os céus, e vê; e contempla o firmamento que é mais alto do que tu.</text:p>
        <text:p text:style-name="P4">6 Se pecares, que efetuarás contra ele? Se as tuas transgressões se multiplicarem, que lhe farás com isso?</text:p>
        <text:p text:style-name="P4">7 Se fores justo, que lhe darás, ou que receberá ele da tua mão?</text:p>
        <text:p text:style-name="P4">8 A tua impiedade poderia fazer mal a outro tal como tu; e a tua justiça poderia aproveitar a um filho do homem.</text:p>
        <text:p text:style-name="P4">9 Por causa da multidão das opressões os homens clamam; clamam por socorro por causa do braço dos poderosos.</text:p>
        <text:p text:style-name="P4">10 Mas ninguém diz: Onde está Deus meu Criador, que inspira canções durante a noite;</text:p>
        <text:p text:style-name="P4">11 que nos ensina mais do que aos animais da terra, e nos faz mais sábios do que as aves do céu?</text:p>
        <text:p text:style-name="P4">12 Ali clamam, porém ele não responde, por causa da arrogância os maus.</text:p>
        <text:p text:style-name="P4">13 Certo é que Deus não ouve o grito da vaidade, nem para ela atentará o Todo-Poderoso.</text:p>
        <text:p text:style-name="P4">14 Quanto menos quando tu dizes que não o vês. A causa está perante ele; por isso espera nele.</text:p>
        <text:p text:style-name="P4">15 Mas agora, porque a sua ira ainda não se exerce, nem grandemente considera ele a arrogância,</text:p>
        <text:p text:style-name="P4">16 por isso abre Jó em vão a sua boca, e sem conhecimento multiplica palavras.</text:p>
      </text:section>
      <text:section text:style-name="Sect1" text:name="Seção423">
        <text:h text:style-name="P2" text:outline-level="2"><text:bookmark text:name="cap354"/>JÓ-[Capítulo 36]</text:h>
        <text:p text:style-name="P4">1 Prosseguiu ainda Eliú e disse:</text:p>
        <text:p text:style-name="P4">2 Espera-me um pouco, e mostrar-te-ei que ainda há razões a favor de Deus.</text:p>
        <text:p text:style-name="P4">3 De longe trarei o meu conhecimento, e ao meu criador atribuirei a justiça.</text:p>
        <text:p text:style-name="P4">4 Pois, na verdade, as minhas palavras não serão falsas; contigo está um que tem perfeito conhecimento.</text:p>
        <text:p text:style-name="P4">5 Eis que Deus é mui poderoso, contudo a ninguém despre grande é no poder de entendimento.</text:p>
        <text:p text:style-name="P4"><text:soft-page-break/>6 Ele não preserva a vida do ímpio, mas faz justiça aos aflitos.</text:p>
        <text:p text:style-name="P4">7 Do justo não aparta os seus olhos; antes com os reis no trono os faz sentar para sempre, e assim são exaltados.</text:p>
        <text:p text:style-name="P4">8 E se estão presos em grilhões, e amarrados com cordas de aflição,</text:p>
        <text:p text:style-name="P4">9 então lhes faz saber a obra deles, e as suas transgressões, porquanto se têm portado com soberba.</text:p>
        <text:p text:style-name="P4">10 E abre-lhes o ouvido para a instrução, e ordena que se convertam da iniqüidade.</text:p>
        <text:p text:style-name="P4">11 Se o ouvirem, e o servirem, acabarão seus dias em prosperidade, e os seus anos em delícias.</text:p>
        <text:p text:style-name="P4">12 Mas se não o ouvirem, à espada serão passados, e expirarão sem conhecimento.</text:p>
        <text:p text:style-name="P4">13 Assim os ímpios de coração amontoam, a sua ira; e quando Deus os põe em grilhões, não clamam por socorro.</text:p>
        <text:p text:style-name="P4">14 Eles morrem na mocidade, e a sua vida perece entre as prostitutas.</text:p>
        <text:p text:style-name="P4">15 Ao aflito livra por meio da sua aflição, e por meio da opressão lhe abre os ouvidos.</text:p>
        <text:p text:style-name="P4">16 Assim também quer induzir-te da angústia para um lugar espaçoso, em que não há aperto; e as iguarias da tua mesa serão cheias de gordura.</text:p>
        <text:p text:style-name="P4">17 Mas tu estás cheio do juízo do ímpio; o juízo e a justiça tomam conta de ti.</text:p>
        <text:p text:style-name="P4">18 Cuida, pois, para que a ira não te induza a escarnecer, nem te desvie a grandeza do resgate.</text:p>
        <text:p text:style-name="P4">19 Prevalecerá o teu clamor, ou todas as forças da tua fortaleza, para que não estejas em aperto?</text:p>
        <text:p text:style-name="P4">20 Não suspires pela noite, em que os povos sejam tomados do seu lugar.</text:p>
        <text:p text:style-name="P4">21 Guarda-te, e não declines para a iniqüidade; porquanto isso escolheste antes que a aflição.</text:p>
        <text:p text:style-name="P4">22 Eis que Deus é excelso em seu poder; quem é ensinador como ele?</text:p>
        <text:p text:style-name="P4">23 Quem lhe prescreveu o seu caminho? Ou quem poderá dizer: Tu praticaste a injustiça?</text:p>
        <text:p text:style-name="P4">24 Lembra-te de engrandecer a sua obra, de que têm cantado os homens.</text:p>
        <text:p text:style-name="P4">25 Todos os homens a vêem; de longe a contempla o homem.</text:p>
        <text:p text:style-name="P4">26 Eis que Deus é grande, e nós não o conhecemos, e o número dos seus anos não se pode esquadrinhar.</text:p>
        <text:p text:style-name="P4">27 Pois atrai a si as gotas de água, e do seu vapor as destila em chuva,</text:p>
        <text:p text:style-name="P4">28 que as nuvens derramam e gotejam abundantemente sobre o homem.</text:p>
        <text:p text:style-name="P4">29 Poderá alguém entender as dilatações das nuvens, e os trovões do seu pavilhão?</text:p>
        <text:p text:style-name="P4">30 Eis que ao redor de si estende a sua luz, e cobre o fundo do mar.</text:p>
        <text:p text:style-name="P4">31 Pois por estas coisas julga os povos e lhes dá mantimento em abundância.</text:p>
        <text:p text:style-name="P4">32 Cobre as mãos com o relâmpago, e dá-lhe ordem para que fira o alvo.</text:p>
        <text:p text:style-name="P4">33 O fragor da tempestade dá notícia dele; até o gado pressente a sua aproximação.</text:p>
      </text:section>
      <text:section text:style-name="Sect1" text:name="Seção424">
        <text:h text:style-name="P2" text:outline-level="2"><text:bookmark text:name="cap371"/>JÓ-[Capítulo 37]</text:h>
        <text:p text:style-name="P4">1 Sobre isso também treme o meu coração, e salta do seu lugar.</text:p>
        <text:p text:style-name="P4"><text:soft-page-break/>2 Dai atentamente ouvidos ao estrondo da voz de Deus e ao sonido que sai da sua boca.</text:p>
        <text:p text:style-name="P4">3 Ele o envia por debaixo de todo o céu, e o seu relâmpago até os confins da terra.</text:p>
        <text:p text:style-name="P4">4 Depois do relâmpago ruge uma grande voz; ele troveja com a sua voz majestosa; e não retarda os raios, quando é ouvida a sua voz.</text:p>
        <text:p text:style-name="P4">5 Com a sua voz troveja Deus maravilhosamente; faz grandes coisas, que nós não compreendemos.</text:p>
        <text:p text:style-name="P4">6 Pois à neve diz: Cai sobre a terra; como também às chuvas e aos aguaceiros: Sede copiosos.</text:p>
        <text:p text:style-name="P4">7 Ele sela as mãos de todo homem, para que todos saibam que ele os fez.</text:p>
        <text:p text:style-name="P4">8 E as feras entram nos esconderijos e ficam nos seus covis.</text:p>
        <text:p text:style-name="P4">9 Da recâmara do sul sai o tufão, e do norte o frio.</text:p>
        <text:p text:style-name="P4">10 Ao sopro de Deus forma-se o gelo, e as largas águas são congeladas.</text:p>
        <text:p text:style-name="P4">11 Também de umidade carrega as grossas nuvens; as nuvens espalham relâmpagos.</text:p>
        <text:p text:style-name="P4">12 Fazem evoluções sob a sua direção, para efetuar tudo quanto lhes ordena sobre a superfície do mundo habitável:</text:p>
        <text:p text:style-name="P4">13 seja para disciplina, ou para a sua terra, ou para beneficência, que as faça vir.</text:p>
        <text:p text:style-name="P4">14 A isto, Jó, inclina os teus ouvidos; pára e considera as obras maravilhosas de Deus.</text:p>
        <text:p text:style-name="P4">15 Sabes tu como Deus lhes dá as suas ordens, e faz resplandecer o relâmpago da sua nuvem?</text:p>
        <text:p text:style-name="P4">16 Compreendes o equilíbrio das nuvens, e as maravilhas daquele que é perfeito nos conhecimentos;</text:p>
        <text:p text:style-name="P4">17 tu cujas vestes são quentes, quando há calma sobre a terra por causa do vento sul?</text:p>
        <text:p text:style-name="P4">18 Acaso podes, como ele, estender o firmamento, que é sólido como um espelho fundido?</text:p>
        <text:p text:style-name="P4">19 Ensina-nos o que lhe diremos; pois nós nada poderemos pôr em boa ordem, por causa das trevas.</text:p>
        <text:p text:style-name="P4">20 Contar-lhe-ia alguém que eu quero falar. Ou desejaria um homem ser devorado?</text:p>
        <text:p text:style-name="P4">21 E agora o homem não pode olhar para o sol, que resplandece no céu quando o vento, tendo passado, o deixa limpo.</text:p>
        <text:p text:style-name="P4">22 Do norte vem o áureo esplendor; em Deus há tremenda majestade.</text:p>
        <text:p text:style-name="P4">23 Quanto ao Todo-Poderoso, não o podemos compreender; grande é em poder e justiça e pleno de retidão; a ninguém, pois, oprimirá.</text:p>
        <text:p text:style-name="P4">24 Por isso o temem os homens; ele não respeita os que se julgam sábios.</text:p>
      </text:section>
      <text:section text:style-name="Sect1" text:name="Seção425">
        <text:h text:style-name="P2" text:outline-level="2"><text:bookmark text:name="cap381"/>JÓ-[Capítulo 38]</text:h>
        <text:p text:style-name="P4">1 Depois disso Iavé respondeu a Jó dum redemoinho, dizendo:</text:p>
        <text:p text:style-name="P4">2 Quem é este que escurece o conselho com palavras sem conhecimento?</text:p>
        <text:p text:style-name="P4">3 Agora cinge os teus lombos, como homem; porque te perguntarei, e tu me responderás.</text:p>
        <text:p text:style-name="P4"><text:soft-page-break/>4 Onde estavas tu, quando eu lançava os fundamentos da terra? Faze-mo saber, se tens entendimento.</text:p>
        <text:p text:style-name="P4">5 Quem lhe fixou as medidas, se é que o sabes? ou quem a mediu com o cordel?</text:p>
        <text:p text:style-name="P4">6 Sobre que foram firmadas as suas bases, ou quem lhe assentou a pedra de esquina,</text:p>
        <text:p text:style-name="P4">7 quando juntas cantavam as estrelas da manhã, e todos os filhos de Deus bradavam de júbilo?</text:p>
        <text:p text:style-name="P4">8 Ou quem encerrou com portas o mar, quando este rompeu e saiu da madre;</text:p>
        <text:p text:style-name="P4">9 quando eu lhe pus nuvens por vestidura, e escuridão por faixas,</text:p>
        <text:p text:style-name="P4">10 e lhe tracei limites, pondo-lhe portas e ferrolhos,</text:p>
        <text:p text:style-name="P4">11 e lhe disse: Até aqui virás, porém não mais adiante; e aqui se quebrarão as tuas ondas orgulhosas?</text:p>
        <text:p text:style-name="P4">12 Desde que começaram os teus dias, deste tu ordem à madrugada, ou mostraste à alva o seu lugar,</text:p>
        <text:p text:style-name="P4">13 para que agarrasse nas extremidades da terra, e os ímpios fossem sacudidos dela?</text:p>
        <text:p text:style-name="P4">14 A terra se transforma como o barro sob o selo; e todas as coisas se assinalam como as cores dum vestido.</text:p>
        <text:p text:style-name="P4">15 E dos ímpios é retirada a sua luz, e o braço altivo se quebranta.</text:p>
        <text:p text:style-name="P4">16 Acaso tu entraste até os mananciais do mar, ou passeaste pelos recessos do abismo?</text:p>
        <text:p text:style-name="P4">17 Ou foram-te descobertas as portas da morte, ou viste as portas da sombra da morte?</text:p>
        <text:p text:style-name="P4">18 Compreendeste a largura da terra? Faze-mo saber, se sabes tudo isso.</text:p>
        <text:p text:style-name="P4">19 Onde está o caminho para a morada da luz? E, quanto às trevas, onde está o seu lugar,</text:p>
        <text:p text:style-name="P4">20 para que às tragas aos seus limites, e para que saibas as veredas para a sua casa?</text:p>
        <text:p text:style-name="P4">21 De certo tu o sabes, porque já então eras nascido, e porque é grande o número dos teus dias!</text:p>
        <text:p text:style-name="P4">22 Acaso entraste nos tesouros da neve, e viste os tesouros da saraiva,</text:p>
        <text:p text:style-name="P4">23 que eu tenho reservado para o tempo da angústia, para o dia da peleja e da guerra?</text:p>
        <text:p text:style-name="P4">24 Onde está o caminho para o lugar em que se reparte a luz, e se espalha o vento oriental sobre a terra?</text:p>
        <text:p text:style-name="P4">25 Quem abriu canais para o aguaceiro, e um caminho para o relâmpago do trovão;</text:p>
        <text:p text:style-name="P4">26 para fazer cair chuva numa terra, onde não há ninguém, e no deserto, em que não há gente;</text:p>
        <text:p text:style-name="P4">27 para fartar a terra deserta e assolada, e para fazer crescer a tenra relva?</text:p>
        <text:p text:style-name="P4">28 A chuva porventura tem pai? Ou quem gerou as gotas do orvalho?</text:p>
        <text:p text:style-name="P4">29 Do ventre de quem saiu o gelo? E quem gerou a geada do céu?</text:p>
        <text:p text:style-name="P4">30 Como pedra as águas se endurecem, e a superfície do abismo se congela.</text:p>
        <text:p text:style-name="P4">31 Podes atar as cadeias das Plêiades, ou soltar os atilhos do Oriom?</text:p>
        <text:p text:style-name="P4"><text:soft-page-break/>32 Ou fazer sair as constelações a seu tempo, e guiar a ursa com seus filhos?</text:p>
        <text:p text:style-name="P4">33 Sabes tu as ordenanças dos céus, ou podes estabelecer o seu domínio sobre a terra?</text:p>
        <text:p text:style-name="P4">34 Ou podes levantar a tua voz até as nuvens, para que a abundância das águas te cubra?</text:p>
        <text:p text:style-name="P4">35 Ou ordenarás aos raios de modo que saiam? Eles te dirão: Eis-nos aqui?</text:p>
        <text:p text:style-name="P4">36 Quem pôs sabedoria nas densas nuvens, ou quem deu entendimento ao meteoro?</text:p>
        <text:p text:style-name="P4">37 Quem numerará as nuvens pela sabedoria? Ou os odres do céu, quem os esvaziará,</text:p>
        <text:p text:style-name="P4">38 quando se funde o pó em massa, e se pegam os torrões uns aos outros?</text:p>
        <text:p text:style-name="P4">39 Podes caçar presa para a leoa, ou satisfazer a fome dos filhos dos leões,</text:p>
        <text:p text:style-name="P4">40 quando se agacham nos covis, e estão à espreita nas covas?</text:p>
        <text:p text:style-name="P4">41 Quem prepara ao corvo o seu alimento, quando os seus pintainhos clamam a Deus e andam vagueando, por não terem o que comer?</text:p>
      </text:section>
      <text:section text:style-name="Sect1" text:name="Seção426">
        <text:h text:style-name="P2" text:outline-level="2"><text:bookmark text:name="cap391"/>JÓ-[Capítulo 39]</text:h>
        <text:p text:style-name="P4">1 Sabes tu o tempo do parto das cabras montesas, ou podes observar quando é que parem as corças?</text:p>
        <text:p text:style-name="P4">2 Podes contar os meses que cumprem, ou sabes o tempo do seu parto?</text:p>
        <text:p text:style-name="P4">3 Encurvam-se, dão à luz as suas crias, lançam de si a sua prole.</text:p>
        <text:p text:style-name="P4">4 Seus filhos enrijam, crescem no campo livre; saem, e não tornam para elas:</text:p>
        <text:p text:style-name="P4">5 Quem despediu livre o jumento montês, e quem soltou as prisões ao asno veloz,</text:p>
        <text:p text:style-name="P4">6 ao qual dei o ermo por casa, e a terra salgada por morada?</text:p>
        <text:p text:style-name="P4">7 Ele despreza o tumulto da cidade; não obedece os gritos do condutor.</text:p>
        <text:p text:style-name="P4">8 O circuito das montanhas é o seu pasto, e anda buscando tudo o que está verde.</text:p>
        <text:p text:style-name="P4">9 Quererá o boi selvagem servir-te? ou ficará junto à tua manjedoura?</text:p>
        <text:p text:style-name="P4">10 Podes amarrar o boi selvagem ao arado com uma corda, ou esterroará ele após ti os vales?</text:p>
        <text:p text:style-name="P4">11 Ou confiarás nele, por ser grande a sua força, ou deixarás a seu cargo o teu trabalho?</text:p>
        <text:p text:style-name="P4">12 Fiarás dele que te torne o que semeaste e o recolha à tua eira?</text:p>
        <text:p text:style-name="P4">13 Movem-se alegremente as asas da avestruz; mas é benigno o adorno da sua plumagem?</text:p>
        <text:p text:style-name="P4">14 Pois ela deixa os seus ovos na terra, e os aquenta no pó,</text:p>
        <text:p text:style-name="P4">15 e se esquece de que algum pé os pode pisar, ou de que a fera os pode calcar.</text:p>
        <text:p text:style-name="P4">16 Endurece-se para com seus filhos, como se não fossem seus; embora se perca o seu trabalho, ela está sem temor;</text:p>
        <text:p text:style-name="P4">17 porque Deus a privou de sabedoria, e não lhe repartiu entendimento.</text:p>
        <text:p text:style-name="P4">18 Quando ela se levanta para correr, zomba do cavalo, e do cavaleiro.</text:p>
        <text:p text:style-name="P4">19 Acaso deste força ao cavalo, ou revestiste de força o seu pescoço?</text:p>
        <text:p text:style-name="P4">20 Fizeste-o pular como o gafanhoto? Terrível é o fogoso respirar das suas ventas.</text:p>
        <text:p text:style-name="P4"><text:soft-page-break/>21 Escarva no vale, e folga na sua força, e sai ao encontro dos armados.</text:p>
        <text:p text:style-name="P4">22 Ri-se do temor, e não se espanta; e não torna atrás por causa da espada.</text:p>
        <text:p text:style-name="P4">23 Sobre ele rangem a aljava, a lança cintilante e o dardo.</text:p>
        <text:p text:style-name="P4">24 Tremendo e enfurecido devora a terra, e não se contém ao som da trombeta.</text:p>
        <text:p text:style-name="P4">25 Toda vez que soa a trombeta, diz: Eia! E de longe cheira a guerra, e o trovão dos capitães e os gritos.</text:p>
        <text:p text:style-name="P4">26 É pelo teu entendimento que se eleva o gavião, e estende as suas asas para o sul?</text:p>
        <text:p text:style-name="P4">27 Ou se remonta a águia ao teu mandado, e põe no alto o seu ninho?</text:p>
        <text:p text:style-name="P4">28 Mora nas penhas e ali tem a sua pousada, no cume das penhas, no lugar seguro.</text:p>
        <text:p text:style-name="P4">29 Dali descobre a presa; seus olhos a avistam de longe.</text:p>
        <text:p text:style-name="P4">30 Seus filhos chupam o sangue; e onde há mortos, ela aí está.</text:p>
      </text:section>
      <text:section text:style-name="Sect1" text:name="Seção427">
        <text:h text:style-name="P2" text:outline-level="2"><text:bookmark text:name="cap401"/>JÓ-[Capítulo 40]</text:h>
        <text:p text:style-name="P4">1 Disse mais Iavé a Jó:</text:p>
        <text:p text:style-name="P4">2 Contenderá contra o Todo-Poderoso o censurador? Quem assim argúi a Deus, responda a estas coisas.</text:p>
        <text:p text:style-name="P4">3 Então Jó respondeu a Iavé, e disse:</text:p>
        <text:p text:style-name="P4">4 Eis que sou vil; que te responderia eu? Antes ponho a minha mão sobre a boca.</text:p>
        <text:p text:style-name="P4">5 Uma vez tenho falado, e não replicarei; ou ainda duas vezes, porém não prosseguirei.</text:p>
        <text:p text:style-name="P4">6 Então, do meio do redemoinho, Iavé respondeu a Jó:</text:p>
        <text:p text:style-name="P4">7 Cinge agora os teus lombos como homem; eu te perguntarei a ti, e tu me responderás.</text:p>
        <text:p text:style-name="P4">8 Farás tu vão também o meu juízo, ou me condenarás para te justificares a ti?</text:p>
        <text:p text:style-name="P4">9 Ou tens braço como Deus; ou podes trovejar com uma voz como a dele?</text:p>
        <text:p text:style-name="P4">10 Orna-te, pois, de excelência e dignidade, e veste-te de glória e de esplendor.</text:p>
        <text:p text:style-name="P4">11 Derrama as inundações da tua ira, e atenta para todo soberbo, e abate-o.</text:p>
        <text:p text:style-name="P4">12 Olha para todo soberbo, e humilha-o, e calca aos pés os ímpios onde estão.</text:p>
        <text:p text:style-name="P4">13 Esconde-os juntamente no pó; ata-lhes os rostos no lugar escondido.</text:p>
        <text:p text:style-name="P4">14 Então também eu de ti confessarei que a tua mão direita te poderá salvar.</text:p>
        <text:p text:style-name="P4">15 Contempla agora o hipopótamo, que eu criei como a ti, que come a erva como o boi.</text:p>
        <text:p text:style-name="P4">16 Eis que a sua força está nos seus lombos, e o seu poder nos músculos do seu ventre.</text:p>
        <text:p text:style-name="P4">17 Ele enrija a sua cauda como o cedro; os nervos das suas coxas são entretecidos.</text:p>
        <text:p text:style-name="P4">18 Os seus ossos são como tubos de bronze, as suas costelas como barras de ferro.</text:p>
        <text:p text:style-name="P4">19 Ele é obra prima dos caminhos de Deus; aquele que o fez o proveu da sua espada.</text:p>
        <text:p text:style-name="P4">20 Em verdade os montes lhe produzem pasto, onde todos os animais do campo folgam.</text:p>
        <text:p text:style-name="P4"><text:soft-page-break/>21 Deita-se debaixo dos lotos, no esconderijo dos canaviais e no pântano.</text:p>
        <text:p text:style-name="P4">22 Os lotos cobrem-no com sua sombra; os salgueiros do ribeiro o cercam.</text:p>
        <text:p text:style-name="P4">23 Eis que se um rio trasborda, ele não treme; sente-se seguro ainda que o Jordão se levante até a sua boca.</text:p>
        <text:p text:style-name="P4">24 Poderá alguém apanhá-lo quando ele estiver de vigia, ou com laços lhe furar o nariz?</text:p>
      </text:section>
      <text:section text:style-name="Sect1" text:name="Seção428">
        <text:h text:style-name="P2" text:outline-level="2"><text:bookmark text:name="cap414"/>JÓ-[Capítulo 41]</text:h>
        <text:p text:style-name="P4">1 Poderás tirar com anzol o leviatã, ou apertar-lhe a língua com uma corda?</text:p>
        <text:p text:style-name="P4">2 Poderás meter-lhe uma corda de junco no nariz, ou com um gancho furar a sua queixada?</text:p>
        <text:p text:style-name="P4">3 Porventura te fará muitas súplicas, ou brandamente te falará?</text:p>
        <text:p text:style-name="P4">4 Fará ele aliança contigo, ou o tomarás tu por servo para sempre?</text:p>
        <text:p text:style-name="P4">5 Brincarás com ele, como se fora um pássaro, ou o prenderás para tuas meninas?</text:p>
        <text:p text:style-name="P4">6 Farão os sócios de pesca tráfico dele, ou o dividirão entre os negociantes?</text:p>
        <text:p text:style-name="P4">7 Poderás encher-lhe a pele de arpões, ou a cabeça de fisgas?</text:p>
        <text:p text:style-name="P4">8 Põe a tua mão sobre ele; lembra-te da peleja; nunca mais o farás!</text:p>
        <text:p text:style-name="P4">9 Eis que é vã a esperança de apanhá-lo; pois não será um homem derrubado só ao vê-lo?</text:p>
        <text:p text:style-name="P4">10 Ninguém há tão ousado, que se atreva a despertá-lo; quem, pois, é aquele que pode erguer-se diante de mim?</text:p>
        <text:p text:style-name="P4">11 Quem primeiro me deu a mim, para que eu haja de retribuir-lhe? Pois tudo quanto existe debaixo de todo céu é meu.</text:p>
        <text:p text:style-name="P4">12 Não me calarei a respeito dos seus membros, nem da sua grande força, nem da graça da sua estrutura.</text:p>
        <text:p text:style-name="P4">13 Quem lhe pode tirar o vestido exterior? Quem lhe penetrará a couraça dupla?</text:p>
        <text:p text:style-name="P4">14 Quem jamais abriu as portas do seu rosto? Pois em roda dos seus dentes está o terror.</text:p>
        <text:p text:style-name="P4">15 As suas fortes escamas são o seu orgulho, cada uma fechada como por um selo apertado.</text:p>
        <text:p text:style-name="P4">16 Uma à outra se chega tão perto, que nem o ar passa por entre elas.</text:p>
        <text:p text:style-name="P4">17 Umas às outras se ligam; tanto aderem entre si, que não se podem separar.</text:p>
        <text:p text:style-name="P4">18 Os seus espirros fazem resplandecer a luz, e os seus olhos são como as pestanas da alva.</text:p>
        <text:p text:style-name="P4">19 Da sua boca saem tochas; faíscas de fogo saltam dela.</text:p>
        <text:p text:style-name="P4">20 Dos seus narizes procede fumaça, como de uma panela que ferve, e de juncos que ardem.</text:p>
        <text:p text:style-name="P4">21 O seu hálito faz incender os carvões, e da sua boca sai uma chama.</text:p>
        <text:p text:style-name="P4">22 No seu pescoço reside a força; e diante dele anda saltando o terror.</text:p>
        <text:p text:style-name="P4">23 Os tecidos da sua carne estão pegados entre si; ela é firme sobre ele, não se pode mover.</text:p>
        <text:p text:style-name="P4">24 O seu coração é firme como uma pedra; sim, firme como a pedra inferior dumá mó.</text:p>
        <text:p text:style-name="P4"><text:soft-page-break/>25 Quando ele se levanta, os valentes são atemorizados, e por causa da consternação ficam fora de si.</text:p>
        <text:p text:style-name="P6">26 Se alguém o atacar com a espada, essa não poderá penetrar; nem tampouco a lança, nem o dardo, nem o arpão.</text:p>
        <text:p text:style-name="P6">27 Ele considera o ferro como palha, e o bronze como pau podre.</text:p>
        <text:p text:style-name="P4">28 A seta não o poderá fazer fugir; para ele as pedras das fundas se tornam em restolho.</text:p>
        <text:p text:style-name="P4">29 Os bastões são reputados como juncos, e ele se ri do brandir da lança.</text:p>
        <text:p text:style-name="P4">30 Debaixo do seu ventre há pontas agudas; ele se estende como um trilho sobre o lodo.</text:p>
        <text:p text:style-name="P4">31 As profundezas faz ferver, como uma panela; torna o mar como uma vasilha de ungüento.</text:p>
        <text:p text:style-name="P4">32 Após si deixa uma vereda luminosa; parece o abismo tornado em brancura de cãs.</text:p>
        <text:p text:style-name="P4">33 Na terra não há coisa que se lhe possa comparar; pois foi feito para estar sem pavor.</text:p>
        <text:p text:style-name="P4">34 Ele vê tudo o que é alto; é rei sobre todos os filhos da soberba.</text:p>
      </text:section>
      <text:h text:style-name="P2" text:outline-level="2"><text:bookmark text:name="cap421"/>JÓ-[Capítulo 42]</text:h>
      <text:p text:style-name="P4">1 Então respondeu Jó a Iavé:</text:p>
      <text:p text:style-name="P4">2 Bem sei eu que tudo podes, e que nenhum dos teus propósitos pode ser impedido.</text:p>
      <text:p text:style-name="P4">3 Quem é este que sem conhecimento obscurece o conselho? por isso falei do que não entendia; coisas que para mim eram demasiado maravilhosas, e que eu não conhecia.</text:p>
      <text:p text:style-name="P4">4 Ouve, pois, e eu falarei; eu te perguntarei, e tu me responderas.</text:p>
      <text:p text:style-name="P4">5 Com os ouvidos eu ouvira falar de ti; mas agora te vêem os meus olhos.</text:p>
      <text:p text:style-name="P4">6 Pelo que me abomino, e me arrependo no pó e na cinza.</text:p>
      <text:p text:style-name="P4">7 Sucedeu pois que, acabando Iavé de dizer a Jó aquelas palavras, Iavé disse a Elifaz, o temanita: A minha ira se acendeu contra ti e contra os teus dois amigos, porque não tendes falado de mim o que era reto, como o meu servo Jó.</text:p>
      <text:p text:style-name="P4">8 Tomai, pois, sete novilhos e sete carneiros, e ide ao meu servo Jó, e oferecei um holocausto por vós; e o meu servo Jó orará por vós; porque deveras a ele aceitarei, para que eu não vos trate conforme a vossa estultícia; porque vós não tendes falado de mim o que era reto, como o meu servo Jó.</text:p>
      <text:p text:style-name="P4">9 Então foram Elifaz o temanita, e Bildade o suíta, e Zofar o naamatita, e fizeram como Iavé lhes ordenara; e Iavé aceitou a Jó.</text:p>
      <text:p text:style-name="P4">10 Iavé, pois, virou o cativeiro de Jó, quando este orava pelos seus amigos; e Iavé deu a Jó o dobro do que antes possuía.</text:p>
      <text:p text:style-name="P4">11 Então vieram ter com ele todos os seus irmãos, e todas as suas irmãs, e todos quantos dantes o conheceram, e comeram com ele pão em sua casa; condoeram-se dele, e o consolaram de todo o mal que Iavé lhe havia enviado; e cada um deles lhe deu uma peça de dinheiro e um pendente de ouro.</text:p>
      <text:p text:style-name="P4">12 E assim abençoou Iavé o último estado de Jó, mais do que o primeiro; pois Jó chegou a ter catorze mil ovelhas, seis mil camelos, mil juntas de bois e mil jumentas.</text:p>
      <text:p text:style-name="P4"><text:soft-page-break/>13 Também teve sete filhos e três filhas.</text:p>
      <text:p text:style-name="P4">14 E chamou o nome da primeira Jemima, e o nome da segunda Quezia, e o nome da terceira Quéren-Hapuque.</text:p>
      <text:p text:style-name="P4"><text:span text:style-name="T4">15 E em toda a terra não se acharam mulheres tão formosas como as filhas de Jó; e seu pa</text:span>i lhes deu herança entre seus irmãos.</text:p>
      <text:p text:style-name="P4">16 Depois disto viveu Jó cento e quarenta anos, e viu seus filhos, e os filhos de seus filhos: até a quarta geração.</text:p>
      <text:p text:style-name="P4">17 Então morreu Jó, velho e cheio de d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4:13:36.639151730</meta:creation-date>
    <dc:date>2023-07-25T14:21:00.845364708</dc:date>
    <meta:editing-duration>PT7M2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41" meta:paragraph-count="1113" meta:word-count="17843" meta:character-count="92121" meta:non-whitespace-character-count="75390"/>
  </office:meta>
</office:document-meta>
</file>